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937in"/>
    </style:style>
    <style:style style:name="co2" style:family="table-column">
      <style:table-column-properties fo:break-before="auto" style:column-width="1.5898in"/>
    </style:style>
    <style:style style:name="co3" style:family="table-column">
      <style:table-column-properties fo:break-before="auto" style:column-width="0.2709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472in"/>
    </style:style>
    <style:style style:name="co7" style:family="table-column">
      <style:table-column-properties fo:break-before="auto" style:column-width="1.5689in"/>
    </style:style>
    <style:style style:name="co8" style:family="table-column">
      <style:table-column-properties fo:break-before="auto" style:column-width="1.5362in"/>
    </style:style>
    <style:style style:name="co9" style:family="table-column">
      <style:table-column-properties fo:break-before="auto" style:column-width="1.611in"/>
    </style:style>
    <style:style style:name="co10" style:family="table-column">
      <style:table-column-properties fo:break-before="auto" style:column-width="1.3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benchmark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<text:s/>analysis</text:p>
          </table:table-cell>
          <table:table-cell office:value-type="string" calcext:value-type="string">
            <text:p><text:s/>secNorm</text:p>
          </table:table-cell>
          <table:table-cell office:value-type="string" calcext:value-type="string">
            <text:p><text:s/>nanosecNorm</text:p>
          </table:table-cell>
          <table:table-cell office:value-type="string" calcext:value-type="string">
            <text:p><text:s/>secInst</text:p>
          </table:table-cell>
          <table:table-cell office:value-type="string" calcext:value-type="string">
            <text:p><text:s/>nanosecIns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ccess-fannkuch</text:p>
          </table:table-cell>
          <table:table-cell office:value-type="string" calcext:value-type="string">
            <text:p><text:s/>combinedExamples.ts</text:p>
          </table:table-cell>
          <table:table-cell office:value-type="float" office:value="20" calcext:value-type="float">
            <text:p>20</text:p>
          </table:table-cell>
          <table:table-cell office:value-type="float" office:value="2403250" calcext:value-type="float">
            <text:p>2403250</text:p>
          </table:table-cell>
          <table:table-cell office:value-type="float" office:value="21" calcext:value-type="float">
            <text:p>21</text:p>
          </table:table-cell>
          <table:table-cell office:value-type="float" office:value="848788795" calcext:value-type="float">
            <text:p>848788795</text:p>
          </table:table-cell>
          <table:table-cell table:formula="of:=[.C2]*1000000000+[.D2]" office:value-type="float" office:value="20002403250" calcext:value-type="float">
            <text:p>20002403250</text:p>
          </table:table-cell>
          <table:table-cell table:formula="of:=[.F2]+[.E2]*1000000000" office:value-type="float" office:value="21848788795" calcext:value-type="float">
            <text:p>21848788795</text:p>
          </table:table-cell>
          <table:table-cell table:formula="of:=[.H2]/[.G2]" office:value-type="float" office:value="1.09230818526769" calcext:value-type="float">
            <text:p>1.09230818526769</text:p>
          </table:table-cell>
          <table:table-cell office:value-type="float" office:value="1.09230818526769" calcext:value-type="float">
            <text:p>1.092308185267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cess-fannkuch</text:p>
          </table:table-cell>
          <table:table-cell office:value-type="string" calcext:value-type="string">
            <text:p><text:s/>countFunctionCalls.ts</text:p>
          </table:table-cell>
          <table:table-cell office:value-type="float" office:value="22" calcext:value-type="float">
            <text:p>22</text:p>
          </table:table-cell>
          <table:table-cell office:value-type="float" office:value="34630074" calcext:value-type="float">
            <text:p>34630074</text:p>
          </table:table-cell>
          <table:table-cell office:value-type="float" office:value="22" calcext:value-type="float">
            <text:p>22</text:p>
          </table:table-cell>
          <table:table-cell office:value-type="float" office:value="694673425" calcext:value-type="float">
            <text:p>694673425</text:p>
          </table:table-cell>
          <table:table-cell table:formula="of:=[.C3]*1000000000+[.D3]" office:value-type="float" office:value="22034630074" calcext:value-type="float">
            <text:p>22034630074</text:p>
          </table:table-cell>
          <table:table-cell table:formula="of:=[.F3]+[.E3]*1000000000" office:value-type="float" office:value="22694673425" calcext:value-type="float">
            <text:p>22694673425</text:p>
          </table:table-cell>
          <table:table-cell table:formula="of:=[.H3]/[.G3]" office:value-type="float" office:value="1.0299548187913" calcext:value-type="float">
            <text:p>1.0299548187913</text:p>
          </table:table-cell>
          <table:table-cell office:value-type="float" office:value="1.0299548187913" calcext:value-type="float">
            <text:p>1.0299548187913</text:p>
          </table:table-cell>
          <table:table-cell table:number-columns-repeated="5"/>
          <table:table-cell office:value-type="string" calcext:value-type="string">
            <text:p><text:s/>combinedExamples.ts</text:p>
          </table:table-cell>
          <table:table-cell office:value-type="string" calcext:value-type="string">
            <text:p><text:s/>countFunctionCalls.ts</text:p>
          </table:table-cell>
          <table:table-cell office:value-type="string" calcext:value-type="string">
            <text:p><text:s/>countPropertyReads.ts</text:p>
          </table:table-cell>
          <table:table-cell office:value-type="string" calcext:value-type="string">
            <text:p><text:s/>countPropertyWrites.ts</text:p>
          </table:table-cell>
          <table:table-cell office:value-type="string" calcext:value-type="string">
            <text:p><text:s/>emptyAnalysis.ts</text:p>
          </table:table-cell>
        </table:table-row>
        <table:table-row table:style-name="ro1">
          <table:table-cell office:value-type="string" calcext:value-type="string">
            <text:p>access-fannkuch</text:p>
          </table:table-cell>
          <table:table-cell office:value-type="string" calcext:value-type="string">
            <text:p><text:s/>countPropertyReads.ts</text:p>
          </table:table-cell>
          <table:table-cell office:value-type="float" office:value="22" calcext:value-type="float">
            <text:p>22</text:p>
          </table:table-cell>
          <table:table-cell office:value-type="float" office:value="108927890" calcext:value-type="float">
            <text:p>108927890</text:p>
          </table:table-cell>
          <table:table-cell office:value-type="float" office:value="22" calcext:value-type="float">
            <text:p>22</text:p>
          </table:table-cell>
          <table:table-cell office:value-type="float" office:value="98334894" calcext:value-type="float">
            <text:p>98334894</text:p>
          </table:table-cell>
          <table:table-cell table:formula="of:=[.C4]*1000000000+[.D4]" office:value-type="float" office:value="22108927890" calcext:value-type="float">
            <text:p>22108927890</text:p>
          </table:table-cell>
          <table:table-cell table:formula="of:=[.F4]+[.E4]*1000000000" office:value-type="float" office:value="22098334894" calcext:value-type="float">
            <text:p>22098334894</text:p>
          </table:table-cell>
          <table:table-cell table:formula="of:=[.H4]/[.G4]" office:value-type="float" office:value="0.999520872470492" calcext:value-type="float">
            <text:p>0.999520872470492</text:p>
          </table:table-cell>
          <table:table-cell office:value-type="float" office:value="0.999520872470492" calcext:value-type="float">
            <text:p>0.999520872470492</text:p>
          </table:table-cell>
          <table:table-cell table:number-columns-repeated="4"/>
          <table:table-cell office:value-type="string" calcext:value-type="string">
            <text:p>access-fannkuch</text:p>
          </table:table-cell>
          <table:table-cell office:value-type="float" office:value="1.09230818526769" calcext:value-type="float">
            <text:p>1.09230818526769</text:p>
          </table:table-cell>
          <table:table-cell office:value-type="float" office:value="1.0299548187913" calcext:value-type="float">
            <text:p>1.0299548187913</text:p>
          </table:table-cell>
          <table:table-cell office:value-type="float" office:value="0.999520872470492" calcext:value-type="float">
            <text:p>0.999520872470492</text:p>
          </table:table-cell>
          <table:table-cell office:value-type="float" office:value="0.994316098346599" calcext:value-type="float">
            <text:p>0.994316098346599</text:p>
          </table:table-cell>
          <table:table-cell office:value-type="float" office:value="0.99547875449771" calcext:value-type="float">
            <text:p>0.99547875449771</text:p>
          </table:table-cell>
        </table:table-row>
        <table:table-row table:style-name="ro1">
          <table:table-cell office:value-type="string" calcext:value-type="string">
            <text:p>access-fannkuch</text:p>
          </table:table-cell>
          <table:table-cell office:value-type="string" calcext:value-type="string">
            <text:p><text:s/>countPropertyWrites.ts</text:p>
          </table:table-cell>
          <table:table-cell office:value-type="float" office:value="22" calcext:value-type="float">
            <text:p>22</text:p>
          </table:table-cell>
          <table:table-cell office:value-type="float" office:value="999915546" calcext:value-type="float">
            <text:p>999915546</text:p>
          </table:table-cell>
          <table:table-cell office:value-type="float" office:value="22" calcext:value-type="float">
            <text:p>22</text:p>
          </table:table-cell>
          <table:table-cell office:value-type="float" office:value="869186288" calcext:value-type="float">
            <text:p>869186288</text:p>
          </table:table-cell>
          <table:table-cell table:formula="of:=[.C5]*1000000000+[.D5]" office:value-type="float" office:value="22999915546" calcext:value-type="float">
            <text:p>22999915546</text:p>
          </table:table-cell>
          <table:table-cell table:formula="of:=[.F5]+[.E5]*1000000000" office:value-type="float" office:value="22869186288" calcext:value-type="float">
            <text:p>22869186288</text:p>
          </table:table-cell>
          <table:table-cell table:formula="of:=[.H5]/[.G5]" office:value-type="float" office:value="0.994316098346599" calcext:value-type="float">
            <text:p>0.994316098346599</text:p>
          </table:table-cell>
          <table:table-cell office:value-type="float" office:value="0.994316098346599" calcext:value-type="float">
            <text:p>0.994316098346599</text:p>
          </table:table-cell>
          <table:table-cell table:number-columns-repeated="4"/>
          <table:table-cell office:value-type="string" calcext:value-type="string">
            <text:p>access-nbody</text:p>
          </table:table-cell>
          <table:table-cell office:value-type="float" office:value="57.3997144895103" calcext:value-type="float">
            <text:p>57.3997144895103</text:p>
          </table:table-cell>
          <table:table-cell office:value-type="float" office:value="1.00105739477716" calcext:value-type="float">
            <text:p>1.00105739477716</text:p>
          </table:table-cell>
          <table:table-cell office:value-type="float" office:value="44.547858285484" calcext:value-type="float">
            <text:p>44.547858285484</text:p>
          </table:table-cell>
          <table:table-cell office:value-type="float" office:value="8.83013226241276" calcext:value-type="float">
            <text:p>8.83013226241276</text:p>
          </table:table-cell>
          <table:table-cell office:value-type="float" office:value="1.03203956562895" calcext:value-type="float">
            <text:p>1.03203956562895</text:p>
          </table:table-cell>
        </table:table-row>
        <table:table-row table:style-name="ro1">
          <table:table-cell office:value-type="string" calcext:value-type="string">
            <text:p>access-fannkuch</text:p>
          </table:table-cell>
          <table:table-cell office:value-type="string" calcext:value-type="string">
            <text:p><text:s/>emptyAnalysis.ts</text:p>
          </table:table-cell>
          <table:table-cell office:value-type="float" office:value="22" calcext:value-type="float">
            <text:p>22</text:p>
          </table:table-cell>
          <table:table-cell office:value-type="float" office:value="687832578" calcext:value-type="float">
            <text:p>687832578</text:p>
          </table:table-cell>
          <table:table-cell office:value-type="float" office:value="22" calcext:value-type="float">
            <text:p>22</text:p>
          </table:table-cell>
          <table:table-cell office:value-type="float" office:value="585255317" calcext:value-type="float">
            <text:p>585255317</text:p>
          </table:table-cell>
          <table:table-cell table:formula="of:=[.C6]*1000000000+[.D6]" office:value-type="float" office:value="22687832578" calcext:value-type="float">
            <text:p>22687832578</text:p>
          </table:table-cell>
          <table:table-cell table:formula="of:=[.F6]+[.E6]*1000000000" office:value-type="float" office:value="22585255317" calcext:value-type="float">
            <text:p>22585255317</text:p>
          </table:table-cell>
          <table:table-cell table:formula="of:=[.H6]/[.G6]" office:value-type="float" office:value="0.99547875449771" calcext:value-type="float">
            <text:p>0.99547875449771</text:p>
          </table:table-cell>
          <table:table-cell office:value-type="float" office:value="0.99547875449771" calcext:value-type="float">
            <text:p>0.99547875449771</text:p>
          </table:table-cell>
          <table:table-cell table:number-columns-repeated="4"/>
          <table:table-cell office:value-type="string" calcext:value-type="string">
            <text:p>access-nsieve</text:p>
          </table:table-cell>
          <table:table-cell office:value-type="float" office:value="1.07813826618596" calcext:value-type="float">
            <text:p>1.07813826618596</text:p>
          </table:table-cell>
          <table:table-cell office:value-type="float" office:value="1.07183720511548" calcext:value-type="float">
            <text:p>1.07183720511548</text:p>
          </table:table-cell>
          <table:table-cell office:value-type="float" office:value="1.38564617802217" calcext:value-type="float">
            <text:p>1.38564617802217</text:p>
          </table:table-cell>
          <table:table-cell office:value-type="float" office:value="1.28150896721417" calcext:value-type="float">
            <text:p>1.28150896721417</text:p>
          </table:table-cell>
          <table:table-cell office:value-type="float" office:value="1.21711230924617" calcext:value-type="float">
            <text:p>1.21711230924617</text:p>
          </table:table-cell>
        </table:table-row>
        <table:table-row table:style-name="ro1">
          <table:table-cell office:value-type="string" calcext:value-type="string">
            <text:p>access-nbody</text:p>
          </table:table-cell>
          <table:table-cell office:value-type="string" calcext:value-type="string">
            <text:p><text:s/>combinedExamples.ts</text:p>
          </table:table-cell>
          <table:table-cell office:value-type="float" office:value="0" calcext:value-type="float">
            <text:p>0</text:p>
          </table:table-cell>
          <table:table-cell office:value-type="float" office:value="795731184" calcext:value-type="float">
            <text:p>795731184</text:p>
          </table:table-cell>
          <table:table-cell office:value-type="float" office:value="45" calcext:value-type="float">
            <text:p>45</text:p>
          </table:table-cell>
          <table:table-cell office:value-type="float" office:value="674742772" calcext:value-type="float">
            <text:p>674742772</text:p>
          </table:table-cell>
          <table:table-cell table:formula="of:=[.C7]*1000000000+[.D7]" office:value-type="float" office:value="795731184" calcext:value-type="float">
            <text:p>795731184</text:p>
          </table:table-cell>
          <table:table-cell table:formula="of:=[.F7]+[.E7]*1000000000" office:value-type="float" office:value="45674742772" calcext:value-type="float">
            <text:p>45674742772</text:p>
          </table:table-cell>
          <table:table-cell table:formula="of:=[.H7]/[.G7]" office:value-type="float" office:value="57.3997144895103" calcext:value-type="float">
            <text:p>57.3997144895103</text:p>
          </table:table-cell>
          <table:table-cell office:value-type="float" office:value="57.3997144895103" calcext:value-type="float">
            <text:p>57.3997144895103</text:p>
          </table:table-cell>
          <table:table-cell table:number-columns-repeated="4"/>
          <table:table-cell office:value-type="string" calcext:value-type="string">
            <text:p>bitops-3bit-bitsin-byte</text:p>
          </table:table-cell>
          <table:table-cell office:value-type="float" office:value="104.302402869689" calcext:value-type="float">
            <text:p>104.302402869689</text:p>
          </table:table-cell>
          <table:table-cell office:value-type="float" office:value="101.709167826433" calcext:value-type="float">
            <text:p>101.709167826433</text:p>
          </table:table-cell>
          <table:table-cell office:value-type="float" office:value="1.00362113902909" calcext:value-type="float">
            <text:p>1.00362113902909</text:p>
          </table:table-cell>
          <table:table-cell office:value-type="float" office:value="1.03965562429916" calcext:value-type="float">
            <text:p>1.03965562429916</text:p>
          </table:table-cell>
          <table:table-cell office:value-type="float" office:value="1.00920735259937" calcext:value-type="float">
            <text:p>1.00920735259937</text:p>
          </table:table-cell>
        </table:table-row>
        <table:table-row table:style-name="ro1">
          <table:table-cell office:value-type="string" calcext:value-type="string">
            <text:p>access-nbody</text:p>
          </table:table-cell>
          <table:table-cell office:value-type="string" calcext:value-type="string">
            <text:p><text:s/>countFunctionCalls.ts</text:p>
          </table:table-cell>
          <table:table-cell office:value-type="float" office:value="0" calcext:value-type="float">
            <text:p>0</text:p>
          </table:table-cell>
          <table:table-cell office:value-type="float" office:value="783851044" calcext:value-type="float">
            <text:p>783851044</text:p>
          </table:table-cell>
          <table:table-cell office:value-type="float" office:value="0" calcext:value-type="float">
            <text:p>0</text:p>
          </table:table-cell>
          <table:table-cell office:value-type="float" office:value="784679884" calcext:value-type="float">
            <text:p>784679884</text:p>
          </table:table-cell>
          <table:table-cell table:formula="of:=[.C8]*1000000000+[.D8]" office:value-type="float" office:value="783851044" calcext:value-type="float">
            <text:p>783851044</text:p>
          </table:table-cell>
          <table:table-cell table:formula="of:=[.F8]+[.E8]*1000000000" office:value-type="float" office:value="784679884" calcext:value-type="float">
            <text:p>784679884</text:p>
          </table:table-cell>
          <table:table-cell table:formula="of:=[.H8]/[.G8]" office:value-type="float" office:value="1.00105739477716" calcext:value-type="float">
            <text:p>1.00105739477716</text:p>
          </table:table-cell>
          <table:table-cell office:value-type="float" office:value="1.00105739477716" calcext:value-type="float">
            <text:p>1.00105739477716</text:p>
          </table:table-cell>
          <table:table-cell table:number-columns-repeated="4"/>
          <table:table-cell office:value-type="string" calcext:value-type="string">
            <text:p>bitops-bits-inbyte</text:p>
          </table:table-cell>
          <table:table-cell office:value-type="float" office:value="39.0195252078566" calcext:value-type="float">
            <text:p>39.0195252078566</text:p>
          </table:table-cell>
          <table:table-cell office:value-type="float" office:value="36.2110995835983" calcext:value-type="float">
            <text:p>36.2110995835983</text:p>
          </table:table-cell>
          <table:table-cell office:value-type="float" office:value="4.2025293094524" calcext:value-type="float">
            <text:p>4.2025293094524</text:p>
          </table:table-cell>
          <table:table-cell office:value-type="float" office:value="3.96180185398792" calcext:value-type="float">
            <text:p>3.96180185398792</text:p>
          </table:table-cell>
          <table:table-cell office:value-type="float" office:value="0.993725491613789" calcext:value-type="float">
            <text:p>0.993725491613789</text:p>
          </table:table-cell>
        </table:table-row>
        <table:table-row table:style-name="ro1">
          <table:table-cell office:value-type="string" calcext:value-type="string">
            <text:p>access-nbody</text:p>
          </table:table-cell>
          <table:table-cell office:value-type="string" calcext:value-type="string">
            <text:p><text:s/>countPropertyReads.ts</text:p>
          </table:table-cell>
          <table:table-cell office:value-type="float" office:value="0" calcext:value-type="float">
            <text:p>0</text:p>
          </table:table-cell>
          <table:table-cell office:value-type="float" office:value="808448529" calcext:value-type="float">
            <text:p>808448529</text:p>
          </table:table-cell>
          <table:table-cell office:value-type="float" office:value="36" calcext:value-type="float">
            <text:p>36</text:p>
          </table:table-cell>
          <table:table-cell office:value-type="float" office:value="14650501" calcext:value-type="float">
            <text:p>14650501</text:p>
          </table:table-cell>
          <table:table-cell table:formula="of:=[.C9]*1000000000+[.D9]" office:value-type="float" office:value="808448529" calcext:value-type="float">
            <text:p>808448529</text:p>
          </table:table-cell>
          <table:table-cell table:formula="of:=[.F9]+[.E9]*1000000000" office:value-type="float" office:value="36014650501" calcext:value-type="float">
            <text:p>36014650501</text:p>
          </table:table-cell>
          <table:table-cell table:formula="of:=[.H9]/[.G9]" office:value-type="float" office:value="44.547858285484" calcext:value-type="float">
            <text:p>44.547858285484</text:p>
          </table:table-cell>
          <table:table-cell office:value-type="float" office:value="44.547858285484" calcext:value-type="float">
            <text:p>44.547858285484</text:p>
          </table:table-cell>
          <table:table-cell table:number-columns-repeated="4"/>
          <table:table-cell office:value-type="string" calcext:value-type="string">
            <text:p>bitops-bitwise-an</text:p>
          </table:table-cell>
          <table:table-cell office:value-type="float" office:value="0.890161154435191" calcext:value-type="float">
            <text:p>0.890161154435191</text:p>
          </table:table-cell>
          <table:table-cell office:value-type="float" office:value="1.0504237860157" calcext:value-type="float">
            <text:p>1.0504237860157</text:p>
          </table:table-cell>
          <table:table-cell office:value-type="float" office:value="1.04913123142772" calcext:value-type="float">
            <text:p>1.04913123142772</text:p>
          </table:table-cell>
          <table:table-cell office:value-type="float" office:value="1.0059562250933" calcext:value-type="float">
            <text:p>1.0059562250933</text:p>
          </table:table-cell>
          <table:table-cell office:value-type="float" office:value="1.06669985877334" calcext:value-type="float">
            <text:p>1.06669985877334</text:p>
          </table:table-cell>
        </table:table-row>
        <table:table-row table:style-name="ro1">
          <table:table-cell office:value-type="string" calcext:value-type="string">
            <text:p>access-nbody</text:p>
          </table:table-cell>
          <table:table-cell office:value-type="string" calcext:value-type="string">
            <text:p><text:s/>countPropertyWrites.ts</text:p>
          </table:table-cell>
          <table:table-cell office:value-type="float" office:value="0" calcext:value-type="float">
            <text:p>0</text:p>
          </table:table-cell>
          <table:table-cell office:value-type="float" office:value="786154039" calcext:value-type="float">
            <text:p>786154039</text:p>
          </table:table-cell>
          <table:table-cell office:value-type="float" office:value="6" calcext:value-type="float">
            <text:p>6</text:p>
          </table:table-cell>
          <table:table-cell office:value-type="float" office:value="941844143" calcext:value-type="float">
            <text:p>941844143</text:p>
          </table:table-cell>
          <table:table-cell table:formula="of:=[.C10]*1000000000+[.D10]" office:value-type="float" office:value="786154039" calcext:value-type="float">
            <text:p>786154039</text:p>
          </table:table-cell>
          <table:table-cell table:formula="of:=[.F10]+[.E10]*1000000000" office:value-type="float" office:value="6941844143" calcext:value-type="float">
            <text:p>6941844143</text:p>
          </table:table-cell>
          <table:table-cell table:formula="of:=[.H10]/[.G10]" office:value-type="float" office:value="8.83013226241276" calcext:value-type="float">
            <text:p>8.83013226241276</text:p>
          </table:table-cell>
          <table:table-cell office:value-type="float" office:value="8.83013226241276" calcext:value-type="float">
            <text:p>8.83013226241276</text:p>
          </table:table-cell>
          <table:table-cell table:number-columns-repeated="4"/>
          <table:table-cell office:value-type="string" calcext:value-type="string">
            <text:p>bitops-nsieve-bit</text:p>
          </table:table-cell>
          <table:table-cell office:value-type="float" office:value="0.860719855490747" calcext:value-type="float">
            <text:p>0.860719855490747</text:p>
          </table:table-cell>
          <table:table-cell office:value-type="float" office:value="1.00625975755945" calcext:value-type="float">
            <text:p>1.00625975755945</text:p>
          </table:table-cell>
          <table:table-cell office:value-type="float" office:value="1.04920993101752" calcext:value-type="float">
            <text:p>1.04920993101752</text:p>
          </table:table-cell>
          <table:table-cell office:value-type="float" office:value="1.05755920881162" calcext:value-type="float">
            <text:p>1.05755920881162</text:p>
          </table:table-cell>
          <table:table-cell office:value-type="float" office:value="1.00849653021858" calcext:value-type="float">
            <text:p>1.00849653021858</text:p>
          </table:table-cell>
        </table:table-row>
        <table:table-row table:style-name="ro1">
          <table:table-cell office:value-type="string" calcext:value-type="string">
            <text:p>access-nbody</text:p>
          </table:table-cell>
          <table:table-cell office:value-type="string" calcext:value-type="string">
            <text:p><text:s/>emptyAnalysis.ts</text:p>
          </table:table-cell>
          <table:table-cell office:value-type="float" office:value="0" calcext:value-type="float">
            <text:p>0</text:p>
          </table:table-cell>
          <table:table-cell office:value-type="float" office:value="798769256" calcext:value-type="float">
            <text:p>798769256</text:p>
          </table:table-cell>
          <table:table-cell office:value-type="float" office:value="0" calcext:value-type="float">
            <text:p>0</text:p>
          </table:table-cell>
          <table:table-cell office:value-type="float" office:value="824361476" calcext:value-type="float">
            <text:p>824361476</text:p>
          </table:table-cell>
          <table:table-cell table:formula="of:=[.C11]*1000000000+[.D11]" office:value-type="float" office:value="798769256" calcext:value-type="float">
            <text:p>798769256</text:p>
          </table:table-cell>
          <table:table-cell table:formula="of:=[.F11]+[.E11]*1000000000" office:value-type="float" office:value="824361476" calcext:value-type="float">
            <text:p>824361476</text:p>
          </table:table-cell>
          <table:table-cell table:formula="of:=[.H11]/[.G11]" office:value-type="float" office:value="1.03203956562895" calcext:value-type="float">
            <text:p>1.03203956562895</text:p>
          </table:table-cell>
          <table:table-cell office:value-type="float" office:value="1.03203956562895" calcext:value-type="float">
            <text:p>1.03203956562895</text:p>
          </table:table-cell>
          <table:table-cell table:number-columns-repeated="4"/>
          <table:table-cell office:value-type="string" calcext:value-type="string">
            <text:p>controlflow-recursive</text:p>
          </table:table-cell>
          <table:table-cell office:value-type="float" office:value="83.7426643315197" calcext:value-type="float">
            <text:p>83.7426643315197</text:p>
          </table:table-cell>
          <table:table-cell office:value-type="float" office:value="80.4973371200043" calcext:value-type="float">
            <text:p>80.4973371200043</text:p>
          </table:table-cell>
          <table:table-cell office:value-type="float" office:value="0.977893206847348" calcext:value-type="float">
            <text:p>0.977893206847348</text:p>
          </table:table-cell>
          <table:table-cell office:value-type="float" office:value="0.975424726526466" calcext:value-type="float">
            <text:p>0.975424726526466</text:p>
          </table:table-cell>
          <table:table-cell office:value-type="float" office:value="1.01757684431" calcext:value-type="float">
            <text:p>1.01757684431</text:p>
          </table:table-cell>
        </table:table-row>
        <table:table-row table:style-name="ro1">
          <table:table-cell office:value-type="string" calcext:value-type="string">
            <text:p>access-nsieve</text:p>
          </table:table-cell>
          <table:table-cell office:value-type="string" calcext:value-type="string">
            <text:p><text:s/>combinedExamples.ts</text:p>
          </table:table-cell>
          <table:table-cell office:value-type="float" office:value="0" calcext:value-type="float">
            <text:p>0</text:p>
          </table:table-cell>
          <table:table-cell office:value-type="float" office:value="66868786" calcext:value-type="float">
            <text:p>66868786</text:p>
          </table:table-cell>
          <table:table-cell office:value-type="float" office:value="0" calcext:value-type="float">
            <text:p>0</text:p>
          </table:table-cell>
          <table:table-cell office:value-type="float" office:value="72093797" calcext:value-type="float">
            <text:p>72093797</text:p>
          </table:table-cell>
          <table:table-cell table:formula="of:=[.C12]*1000000000+[.D12]" office:value-type="float" office:value="66868786" calcext:value-type="float">
            <text:p>66868786</text:p>
          </table:table-cell>
          <table:table-cell table:formula="of:=[.F12]+[.E12]*1000000000" office:value-type="float" office:value="72093797" calcext:value-type="float">
            <text:p>72093797</text:p>
          </table:table-cell>
          <table:table-cell table:formula="of:=[.H12]/[.G12]" office:value-type="float" office:value="1.07813826618596" calcext:value-type="float">
            <text:p>1.07813826618596</text:p>
          </table:table-cell>
          <table:table-cell office:value-type="float" office:value="1.07813826618596" calcext:value-type="float">
            <text:p>1.07813826618596</text:p>
          </table:table-cell>
          <table:table-cell table:number-columns-repeated="4"/>
          <table:table-cell office:value-type="string" calcext:value-type="string">
            <text:p>math-partial-sum</text:p>
          </table:table-cell>
          <table:table-cell office:value-type="float" office:value="1.00201978309614" calcext:value-type="float">
            <text:p>1.00201978309614</text:p>
          </table:table-cell>
          <table:table-cell office:value-type="float" office:value="1.00190189753914" calcext:value-type="float">
            <text:p>1.00190189753914</text:p>
          </table:table-cell>
          <table:table-cell office:value-type="float" office:value="1.00047546962465" calcext:value-type="float">
            <text:p>1.00047546962465</text:p>
          </table:table-cell>
          <table:table-cell office:value-type="float" office:value="0.99981622527842" calcext:value-type="float">
            <text:p>0.99981622527842</text:p>
          </table:table-cell>
          <table:table-cell office:value-type="float" office:value="0.984587297199936" calcext:value-type="float">
            <text:p>0.984587297199936</text:p>
          </table:table-cell>
        </table:table-row>
        <table:table-row table:style-name="ro1">
          <table:table-cell office:value-type="string" calcext:value-type="string">
            <text:p>access-nsieve</text:p>
          </table:table-cell>
          <table:table-cell office:value-type="string" calcext:value-type="string">
            <text:p><text:s/>countFunctionCalls.ts</text:p>
          </table:table-cell>
          <table:table-cell office:value-type="float" office:value="0" calcext:value-type="float">
            <text:p>0</text:p>
          </table:table-cell>
          <table:table-cell office:value-type="float" office:value="68025823" calcext:value-type="float">
            <text:p>68025823</text:p>
          </table:table-cell>
          <table:table-cell office:value-type="float" office:value="0" calcext:value-type="float">
            <text:p>0</text:p>
          </table:table-cell>
          <table:table-cell office:value-type="float" office:value="72912608" calcext:value-type="float">
            <text:p>72912608</text:p>
          </table:table-cell>
          <table:table-cell table:formula="of:=[.C13]*1000000000+[.D13]" office:value-type="float" office:value="68025823" calcext:value-type="float">
            <text:p>68025823</text:p>
          </table:table-cell>
          <table:table-cell table:formula="of:=[.F13]+[.E13]*1000000000" office:value-type="float" office:value="72912608" calcext:value-type="float">
            <text:p>72912608</text:p>
          </table:table-cell>
          <table:table-cell table:formula="of:=[.H13]/[.G13]" office:value-type="float" office:value="1.07183720511548" calcext:value-type="float">
            <text:p>1.07183720511548</text:p>
          </table:table-cell>
          <table:table-cell office:value-type="float" office:value="1.07183720511548" calcext:value-type="float">
            <text:p>1.07183720511548</text:p>
          </table:table-cell>
          <table:table-cell table:number-columns-repeated="4"/>
          <table:table-cell office:value-type="string" calcext:value-type="string">
            <text:p>math-spectral-norm</text:p>
          </table:table-cell>
          <table:table-cell office:value-type="float" office:value="32.921798530859" calcext:value-type="float">
            <text:p>32.921798530859</text:p>
          </table:table-cell>
          <table:table-cell office:value-type="float" office:value="28.4626472068321" calcext:value-type="float">
            <text:p>28.4626472068321</text:p>
          </table:table-cell>
          <table:table-cell office:value-type="float" office:value="0.996617100328134" calcext:value-type="float">
            <text:p>0.996617100328134</text:p>
          </table:table-cell>
          <table:table-cell office:value-type="float" office:value="1.03103657136254" calcext:value-type="float">
            <text:p>1.03103657136254</text:p>
          </table:table-cell>
          <table:table-cell office:value-type="float" office:value="0.994142166600811" calcext:value-type="float">
            <text:p>0.994142166600811</text:p>
          </table:table-cell>
        </table:table-row>
        <table:table-row table:style-name="ro1">
          <table:table-cell office:value-type="string" calcext:value-type="string">
            <text:p>access-nsieve</text:p>
          </table:table-cell>
          <table:table-cell office:value-type="string" calcext:value-type="string">
            <text:p><text:s/>countPropertyReads.ts</text:p>
          </table:table-cell>
          <table:table-cell office:value-type="float" office:value="0" calcext:value-type="float">
            <text:p>0</text:p>
          </table:table-cell>
          <table:table-cell office:value-type="float" office:value="67987286" calcext:value-type="float">
            <text:p>67987286</text:p>
          </table:table-cell>
          <table:table-cell office:value-type="float" office:value="0" calcext:value-type="float">
            <text:p>0</text:p>
          </table:table-cell>
          <table:table-cell office:value-type="float" office:value="94206323" calcext:value-type="float">
            <text:p>94206323</text:p>
          </table:table-cell>
          <table:table-cell table:formula="of:=[.C14]*1000000000+[.D14]" office:value-type="float" office:value="67987286" calcext:value-type="float">
            <text:p>67987286</text:p>
          </table:table-cell>
          <table:table-cell table:formula="of:=[.F14]+[.E14]*1000000000" office:value-type="float" office:value="94206323" calcext:value-type="float">
            <text:p>94206323</text:p>
          </table:table-cell>
          <table:table-cell table:formula="of:=[.H14]/[.G14]" office:value-type="float" office:value="1.38564617802217" calcext:value-type="float">
            <text:p>1.38564617802217</text:p>
          </table:table-cell>
          <table:table-cell office:value-type="float" office:value="1.38564617802217" calcext:value-type="float">
            <text:p>1.385646178022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cess-nsieve</text:p>
          </table:table-cell>
          <table:table-cell office:value-type="string" calcext:value-type="string">
            <text:p><text:s/>countPropertyWrites.ts</text:p>
          </table:table-cell>
          <table:table-cell office:value-type="float" office:value="0" calcext:value-type="float">
            <text:p>0</text:p>
          </table:table-cell>
          <table:table-cell office:value-type="float" office:value="68106715" calcext:value-type="float">
            <text:p>68106715</text:p>
          </table:table-cell>
          <table:table-cell office:value-type="float" office:value="0" calcext:value-type="float">
            <text:p>0</text:p>
          </table:table-cell>
          <table:table-cell office:value-type="float" office:value="87279366" calcext:value-type="float">
            <text:p>87279366</text:p>
          </table:table-cell>
          <table:table-cell table:formula="of:=[.C15]*1000000000+[.D15]" office:value-type="float" office:value="68106715" calcext:value-type="float">
            <text:p>68106715</text:p>
          </table:table-cell>
          <table:table-cell table:formula="of:=[.F15]+[.E15]*1000000000" office:value-type="float" office:value="87279366" calcext:value-type="float">
            <text:p>87279366</text:p>
          </table:table-cell>
          <table:table-cell table:formula="of:=[.H15]/[.G15]" office:value-type="float" office:value="1.28150896721417" calcext:value-type="float">
            <text:p>1.28150896721417</text:p>
          </table:table-cell>
          <table:table-cell office:value-type="float" office:value="1.28150896721417" calcext:value-type="float">
            <text:p>1.281508967214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cess-nsieve</text:p>
          </table:table-cell>
          <table:table-cell office:value-type="string" calcext:value-type="string">
            <text:p><text:s/>emptyAnalysis.ts</text:p>
          </table:table-cell>
          <table:table-cell office:value-type="float" office:value="0" calcext:value-type="float">
            <text:p>0</text:p>
          </table:table-cell>
          <table:table-cell office:value-type="float" office:value="69544933" calcext:value-type="float">
            <text:p>69544933</text:p>
          </table:table-cell>
          <table:table-cell office:value-type="float" office:value="0" calcext:value-type="float">
            <text:p>0</text:p>
          </table:table-cell>
          <table:table-cell office:value-type="float" office:value="84643994" calcext:value-type="float">
            <text:p>84643994</text:p>
          </table:table-cell>
          <table:table-cell table:formula="of:=[.C16]*1000000000+[.D16]" office:value-type="float" office:value="69544933" calcext:value-type="float">
            <text:p>69544933</text:p>
          </table:table-cell>
          <table:table-cell table:formula="of:=[.F16]+[.E16]*1000000000" office:value-type="float" office:value="84643994" calcext:value-type="float">
            <text:p>84643994</text:p>
          </table:table-cell>
          <table:table-cell table:formula="of:=[.H16]/[.G16]" office:value-type="float" office:value="1.21711230924617" calcext:value-type="float">
            <text:p>1.21711230924617</text:p>
          </table:table-cell>
          <table:table-cell office:value-type="float" office:value="1.21711230924617" calcext:value-type="float">
            <text:p>1.217112309246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tops-3bit-bits-in-byte</text:p>
          </table:table-cell>
          <table:table-cell office:value-type="string" calcext:value-type="string">
            <text:p><text:s/>combinedExamples.ts</text:p>
          </table:table-cell>
          <table:table-cell office:value-type="float" office:value="0" calcext:value-type="float">
            <text:p>0</text:p>
          </table:table-cell>
          <table:table-cell office:value-type="float" office:value="106930060" calcext:value-type="float">
            <text:p>106930060</text:p>
          </table:table-cell>
          <table:table-cell office:value-type="float" office:value="11" calcext:value-type="float">
            <text:p>11</text:p>
          </table:table-cell>
          <table:table-cell office:value-type="float" office:value="153062197" calcext:value-type="float">
            <text:p>153062197</text:p>
          </table:table-cell>
          <table:table-cell table:formula="of:=[.C17]*1000000000+[.D17]" office:value-type="float" office:value="106930060" calcext:value-type="float">
            <text:p>106930060</text:p>
          </table:table-cell>
          <table:table-cell table:formula="of:=[.F17]+[.E17]*1000000000" office:value-type="float" office:value="11153062197" calcext:value-type="float">
            <text:p>11153062197</text:p>
          </table:table-cell>
          <table:table-cell table:formula="of:=[.H17]/[.G17]" office:value-type="float" office:value="104.302402869689" calcext:value-type="float">
            <text:p>104.302402869689</text:p>
          </table:table-cell>
          <table:table-cell office:value-type="float" office:value="104.302402869689" calcext:value-type="float">
            <text:p>104.3024028696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tops-3bit-bits-in-byte</text:p>
          </table:table-cell>
          <table:table-cell office:value-type="string" calcext:value-type="string">
            <text:p><text:s/>countFunctionCalls.ts</text:p>
          </table:table-cell>
          <table:table-cell office:value-type="float" office:value="0" calcext:value-type="float">
            <text:p>0</text:p>
          </table:table-cell>
          <table:table-cell office:value-type="float" office:value="101835174" calcext:value-type="float">
            <text:p>101835174</text:p>
          </table:table-cell>
          <table:table-cell office:value-type="float" office:value="10" calcext:value-type="float">
            <text:p>10</text:p>
          </table:table-cell>
          <table:table-cell office:value-type="float" office:value="357570803" calcext:value-type="float">
            <text:p>357570803</text:p>
          </table:table-cell>
          <table:table-cell table:formula="of:=[.C18]*1000000000+[.D18]" office:value-type="float" office:value="101835174" calcext:value-type="float">
            <text:p>101835174</text:p>
          </table:table-cell>
          <table:table-cell table:formula="of:=[.F18]+[.E18]*1000000000" office:value-type="float" office:value="10357570803" calcext:value-type="float">
            <text:p>10357570803</text:p>
          </table:table-cell>
          <table:table-cell table:formula="of:=[.H18]/[.G18]" office:value-type="float" office:value="101.709167826433" calcext:value-type="float">
            <text:p>101.709167826433</text:p>
          </table:table-cell>
          <table:table-cell office:value-type="float" office:value="101.709167826433" calcext:value-type="float">
            <text:p>101.7091678264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tops-3bit-bits-in-byte</text:p>
          </table:table-cell>
          <table:table-cell office:value-type="string" calcext:value-type="string">
            <text:p><text:s/>countPropertyReads.ts</text:p>
          </table:table-cell>
          <table:table-cell office:value-type="float" office:value="0" calcext:value-type="float">
            <text:p>0</text:p>
          </table:table-cell>
          <table:table-cell office:value-type="float" office:value="103034155" calcext:value-type="float">
            <text:p>103034155</text:p>
          </table:table-cell>
          <table:table-cell office:value-type="float" office:value="0" calcext:value-type="float">
            <text:p>0</text:p>
          </table:table-cell>
          <table:table-cell office:value-type="float" office:value="103407256" calcext:value-type="float">
            <text:p>103407256</text:p>
          </table:table-cell>
          <table:table-cell table:formula="of:=[.C19]*1000000000+[.D19]" office:value-type="float" office:value="103034155" calcext:value-type="float">
            <text:p>103034155</text:p>
          </table:table-cell>
          <table:table-cell table:formula="of:=[.F19]+[.E19]*1000000000" office:value-type="float" office:value="103407256" calcext:value-type="float">
            <text:p>103407256</text:p>
          </table:table-cell>
          <table:table-cell table:formula="of:=[.H19]/[.G19]" office:value-type="float" office:value="1.00362113902909" calcext:value-type="float">
            <text:p>1.00362113902909</text:p>
          </table:table-cell>
          <table:table-cell office:value-type="float" office:value="1.00362113902909" calcext:value-type="float">
            <text:p>1.003621139029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tops-3bit-bits-in-byte</text:p>
          </table:table-cell>
          <table:table-cell office:value-type="string" calcext:value-type="string">
            <text:p><text:s/>countPropertyWrites.ts</text:p>
          </table:table-cell>
          <table:table-cell office:value-type="float" office:value="0" calcext:value-type="float">
            <text:p>0</text:p>
          </table:table-cell>
          <table:table-cell office:value-type="float" office:value="102284104" calcext:value-type="float">
            <text:p>102284104</text:p>
          </table:table-cell>
          <table:table-cell office:value-type="float" office:value="0" calcext:value-type="float">
            <text:p>0</text:p>
          </table:table-cell>
          <table:table-cell office:value-type="float" office:value="106340244" calcext:value-type="float">
            <text:p>106340244</text:p>
          </table:table-cell>
          <table:table-cell table:formula="of:=[.C20]*1000000000+[.D20]" office:value-type="float" office:value="102284104" calcext:value-type="float">
            <text:p>102284104</text:p>
          </table:table-cell>
          <table:table-cell table:formula="of:=[.F20]+[.E20]*1000000000" office:value-type="float" office:value="106340244" calcext:value-type="float">
            <text:p>106340244</text:p>
          </table:table-cell>
          <table:table-cell table:formula="of:=[.H20]/[.G20]" office:value-type="float" office:value="1.03965562429916" calcext:value-type="float">
            <text:p>1.03965562429916</text:p>
          </table:table-cell>
          <table:table-cell office:value-type="float" office:value="1.03965562429916" calcext:value-type="float">
            <text:p>1.039655624299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tops-3bit-bits-in-byte</text:p>
          </table:table-cell>
          <table:table-cell office:value-type="string" calcext:value-type="string">
            <text:p><text:s/>emptyAnalysis.ts</text:p>
          </table:table-cell>
          <table:table-cell office:value-type="float" office:value="0" calcext:value-type="float">
            <text:p>0</text:p>
          </table:table-cell>
          <table:table-cell office:value-type="float" office:value="101906926" calcext:value-type="float">
            <text:p>101906926</text:p>
          </table:table-cell>
          <table:table-cell office:value-type="float" office:value="0" calcext:value-type="float">
            <text:p>0</text:p>
          </table:table-cell>
          <table:table-cell office:value-type="float" office:value="102845219" calcext:value-type="float">
            <text:p>102845219</text:p>
          </table:table-cell>
          <table:table-cell table:formula="of:=[.C21]*1000000000+[.D21]" office:value-type="float" office:value="101906926" calcext:value-type="float">
            <text:p>101906926</text:p>
          </table:table-cell>
          <table:table-cell table:formula="of:=[.F21]+[.E21]*1000000000" office:value-type="float" office:value="102845219" calcext:value-type="float">
            <text:p>102845219</text:p>
          </table:table-cell>
          <table:table-cell table:formula="of:=[.H21]/[.G21]" office:value-type="float" office:value="1.00920735259937" calcext:value-type="float">
            <text:p>1.00920735259937</text:p>
          </table:table-cell>
          <table:table-cell office:value-type="float" office:value="1.00920735259937" calcext:value-type="float">
            <text:p>1.00920735259937</text:p>
          </table:table-cell>
          <table:table-cell table:number-columns-repeated="5"/>
          <table:table-cell office:value-type="string" calcext:value-type="string">
            <text:p><text:s/>combinedExamples.ts</text:p>
          </table:table-cell>
          <table:table-cell office:value-type="string" calcext:value-type="string">
            <text:p><text:s/>countFunctionCalls.ts</text:p>
          </table:table-cell>
          <table:table-cell office:value-type="string" calcext:value-type="string">
            <text:p><text:s/>countPropertyReads.ts</text:p>
          </table:table-cell>
          <table:table-cell office:value-type="string" calcext:value-type="string">
            <text:p><text:s/>countPropertyWrites.ts</text:p>
          </table:table-cell>
          <table:table-cell office:value-type="string" calcext:value-type="string">
            <text:p><text:s/>emptyAnalysis.ts</text:p>
          </table:table-cell>
        </table:table-row>
        <table:table-row table:style-name="ro1">
          <table:table-cell office:value-type="string" calcext:value-type="string">
            <text:p>bitops-bits-in-byte</text:p>
          </table:table-cell>
          <table:table-cell office:value-type="string" calcext:value-type="string">
            <text:p><text:s/>combinedExamples.ts</text:p>
          </table:table-cell>
          <table:table-cell office:value-type="float" office:value="0" calcext:value-type="float">
            <text:p>0</text:p>
          </table:table-cell>
          <table:table-cell office:value-type="float" office:value="210232333" calcext:value-type="float">
            <text:p>210232333</text:p>
          </table:table-cell>
          <table:table-cell office:value-type="float" office:value="8" calcext:value-type="float">
            <text:p>8</text:p>
          </table:table-cell>
          <table:table-cell office:value-type="float" office:value="203165817" calcext:value-type="float">
            <text:p>203165817</text:p>
          </table:table-cell>
          <table:table-cell table:formula="of:=[.C22]*1000000000+[.D22]" office:value-type="float" office:value="210232333" calcext:value-type="float">
            <text:p>210232333</text:p>
          </table:table-cell>
          <table:table-cell table:formula="of:=[.F22]+[.E22]*1000000000" office:value-type="float" office:value="8203165817" calcext:value-type="float">
            <text:p>8203165817</text:p>
          </table:table-cell>
          <table:table-cell table:formula="of:=[.H22]/[.G22]" office:value-type="float" office:value="39.0195252078566" calcext:value-type="float">
            <text:p>39.0195252078566</text:p>
          </table:table-cell>
          <table:table-cell office:value-type="float" office:value="39.0195252078566" calcext:value-type="float">
            <text:p>39.0195252078566</text:p>
          </table:table-cell>
          <table:table-cell table:number-columns-repeated="4"/>
          <table:table-cell office:value-type="string" calcext:value-type="string">
            <text:p>access-fannkuch</text:p>
          </table:table-cell>
          <table:table-cell table:style-name="ce1" table:formula="of:=FLOOR([.P4]*100)/100" office:value-type="float" office:value="1.09" calcext:value-type="float">
            <text:p>1.09</text:p>
          </table:table-cell>
          <table:table-cell table:style-name="ce1" table:formula="of:=FLOOR([.Q4]*100)/100" office:value-type="float" office:value="1.02" calcext:value-type="float">
            <text:p>1.02</text:p>
          </table:table-cell>
          <table:table-cell table:style-name="ce1" table:formula="of:=FLOOR([.R4]*100)/100" office:value-type="float" office:value="0.99" calcext:value-type="float">
            <text:p>0.99</text:p>
          </table:table-cell>
          <table:table-cell table:style-name="ce1" table:formula="of:=FLOOR([.S4]*100)/100" office:value-type="float" office:value="0.99" calcext:value-type="float">
            <text:p>0.99</text:p>
          </table:table-cell>
          <table:table-cell table:style-name="ce1" table:formula="of:=FLOOR([.T4]*100)/100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bitops-bits-in-byte</text:p>
          </table:table-cell>
          <table:table-cell office:value-type="string" calcext:value-type="string">
            <text:p><text:s/>countFunctionCalls.ts</text:p>
          </table:table-cell>
          <table:table-cell office:value-type="float" office:value="0" calcext:value-type="float">
            <text:p>0</text:p>
          </table:table-cell>
          <table:table-cell office:value-type="float" office:value="204783502" calcext:value-type="float">
            <text:p>204783502</text:p>
          </table:table-cell>
          <table:table-cell office:value-type="float" office:value="7" calcext:value-type="float">
            <text:p>7</text:p>
          </table:table-cell>
          <table:table-cell office:value-type="float" office:value="415435784" calcext:value-type="float">
            <text:p>415435784</text:p>
          </table:table-cell>
          <table:table-cell table:formula="of:=[.C23]*1000000000+[.D23]" office:value-type="float" office:value="204783502" calcext:value-type="float">
            <text:p>204783502</text:p>
          </table:table-cell>
          <table:table-cell table:formula="of:=[.F23]+[.E23]*1000000000" office:value-type="float" office:value="7415435784" calcext:value-type="float">
            <text:p>7415435784</text:p>
          </table:table-cell>
          <table:table-cell table:formula="of:=[.H23]/[.G23]" office:value-type="float" office:value="36.2110995835983" calcext:value-type="float">
            <text:p>36.2110995835983</text:p>
          </table:table-cell>
          <table:table-cell office:value-type="float" office:value="36.2110995835983" calcext:value-type="float">
            <text:p>36.2110995835983</text:p>
          </table:table-cell>
          <table:table-cell table:number-columns-repeated="4"/>
          <table:table-cell office:value-type="string" calcext:value-type="string">
            <text:p>access-nbody</text:p>
          </table:table-cell>
          <table:table-cell table:style-name="ce1" table:formula="of:=FLOOR([.P5]*100)/100" office:value-type="float" office:value="57.39" calcext:value-type="float">
            <text:p>57.39</text:p>
          </table:table-cell>
          <table:table-cell table:style-name="ce1" table:formula="of:=FLOOR([.Q5]*100)/100" office:value-type="float" office:value="1" calcext:value-type="float">
            <text:p>1</text:p>
          </table:table-cell>
          <table:table-cell table:style-name="ce1" table:formula="of:=FLOOR([.R5]*100)/100" office:value-type="float" office:value="44.54" calcext:value-type="float">
            <text:p>44.54</text:p>
          </table:table-cell>
          <table:table-cell table:style-name="ce1" table:formula="of:=FLOOR([.S5]*100)/100" office:value-type="float" office:value="8.83" calcext:value-type="float">
            <text:p>8.83</text:p>
          </table:table-cell>
          <table:table-cell table:style-name="ce1" table:formula="of:=FLOOR([.T5]*100)/100" office:value-type="float" office:value="1.03" calcext:value-type="float">
            <text:p>1.03</text:p>
          </table:table-cell>
        </table:table-row>
        <table:table-row table:style-name="ro1">
          <table:table-cell office:value-type="string" calcext:value-type="string">
            <text:p>bitops-bits-in-byte</text:p>
          </table:table-cell>
          <table:table-cell office:value-type="string" calcext:value-type="string">
            <text:p><text:s/>countPropertyReads.ts</text:p>
          </table:table-cell>
          <table:table-cell office:value-type="float" office:value="0" calcext:value-type="float">
            <text:p>0</text:p>
          </table:table-cell>
          <table:table-cell office:value-type="float" office:value="199400433" calcext:value-type="float">
            <text:p>199400433</text:p>
          </table:table-cell>
          <table:table-cell office:value-type="float" office:value="0" calcext:value-type="float">
            <text:p>0</text:p>
          </table:table-cell>
          <table:table-cell office:value-type="float" office:value="837986164" calcext:value-type="float">
            <text:p>837986164</text:p>
          </table:table-cell>
          <table:table-cell table:formula="of:=[.C24]*1000000000+[.D24]" office:value-type="float" office:value="199400433" calcext:value-type="float">
            <text:p>199400433</text:p>
          </table:table-cell>
          <table:table-cell table:formula="of:=[.F24]+[.E24]*1000000000" office:value-type="float" office:value="837986164" calcext:value-type="float">
            <text:p>837986164</text:p>
          </table:table-cell>
          <table:table-cell table:formula="of:=[.H24]/[.G24]" office:value-type="float" office:value="4.2025293094524" calcext:value-type="float">
            <text:p>4.2025293094524</text:p>
          </table:table-cell>
          <table:table-cell office:value-type="float" office:value="4.2025293094524" calcext:value-type="float">
            <text:p>4.2025293094524</text:p>
          </table:table-cell>
          <table:table-cell table:number-columns-repeated="4"/>
          <table:table-cell office:value-type="string" calcext:value-type="string">
            <text:p>access-nsieve</text:p>
          </table:table-cell>
          <table:table-cell table:style-name="ce1" table:formula="of:=FLOOR([.P6]*100)/100" office:value-type="float" office:value="1.07" calcext:value-type="float">
            <text:p>1.07</text:p>
          </table:table-cell>
          <table:table-cell table:style-name="ce1" table:formula="of:=FLOOR([.Q6]*100)/100" office:value-type="float" office:value="1.07" calcext:value-type="float">
            <text:p>1.07</text:p>
          </table:table-cell>
          <table:table-cell table:style-name="ce1" table:formula="of:=FLOOR([.R6]*100)/100" office:value-type="float" office:value="1.38" calcext:value-type="float">
            <text:p>1.38</text:p>
          </table:table-cell>
          <table:table-cell table:style-name="ce1" table:formula="of:=FLOOR([.S6]*100)/100" office:value-type="float" office:value="1.28" calcext:value-type="float">
            <text:p>1.28</text:p>
          </table:table-cell>
          <table:table-cell table:style-name="ce1" table:formula="of:=FLOOR([.T6]*100)/100" office:value-type="float" office:value="1.21" calcext:value-type="float">
            <text:p>1.21</text:p>
          </table:table-cell>
        </table:table-row>
        <table:table-row table:style-name="ro1">
          <table:table-cell office:value-type="string" calcext:value-type="string">
            <text:p>bitops-bits-in-byte</text:p>
          </table:table-cell>
          <table:table-cell office:value-type="string" calcext:value-type="string">
            <text:p><text:s/>countPropertyWrites.ts</text:p>
          </table:table-cell>
          <table:table-cell office:value-type="float" office:value="0" calcext:value-type="float">
            <text:p>0</text:p>
          </table:table-cell>
          <table:table-cell office:value-type="float" office:value="210714965" calcext:value-type="float">
            <text:p>210714965</text:p>
          </table:table-cell>
          <table:table-cell office:value-type="float" office:value="0" calcext:value-type="float">
            <text:p>0</text:p>
          </table:table-cell>
          <table:table-cell office:value-type="float" office:value="834810939" calcext:value-type="float">
            <text:p>834810939</text:p>
          </table:table-cell>
          <table:table-cell table:formula="of:=[.C25]*1000000000+[.D25]" office:value-type="float" office:value="210714965" calcext:value-type="float">
            <text:p>210714965</text:p>
          </table:table-cell>
          <table:table-cell table:formula="of:=[.F25]+[.E25]*1000000000" office:value-type="float" office:value="834810939" calcext:value-type="float">
            <text:p>834810939</text:p>
          </table:table-cell>
          <table:table-cell table:formula="of:=[.H25]/[.G25]" office:value-type="float" office:value="3.96180185398792" calcext:value-type="float">
            <text:p>3.96180185398792</text:p>
          </table:table-cell>
          <table:table-cell office:value-type="float" office:value="3.96180185398792" calcext:value-type="float">
            <text:p>3.96180185398792</text:p>
          </table:table-cell>
          <table:table-cell table:number-columns-repeated="4"/>
          <table:table-cell office:value-type="string" calcext:value-type="string">
            <text:p>bitops-3bit-bitsin-byte</text:p>
          </table:table-cell>
          <table:table-cell table:style-name="ce1" table:formula="of:=FLOOR([.P7]*100)/100" office:value-type="float" office:value="104.3" calcext:value-type="float">
            <text:p>104.3</text:p>
          </table:table-cell>
          <table:table-cell table:style-name="ce1" table:formula="of:=FLOOR([.Q7]*100)/100" office:value-type="float" office:value="101.7" calcext:value-type="float">
            <text:p>101.7</text:p>
          </table:table-cell>
          <table:table-cell table:style-name="ce1" table:formula="of:=FLOOR([.R7]*100)/100" office:value-type="float" office:value="1" calcext:value-type="float">
            <text:p>1</text:p>
          </table:table-cell>
          <table:table-cell table:style-name="ce1" table:formula="of:=FLOOR([.S7]*100)/100" office:value-type="float" office:value="1.03" calcext:value-type="float">
            <text:p>1.03</text:p>
          </table:table-cell>
          <table:table-cell table:style-name="ce1" table:formula="of:=FLOOR([.T7]*100)/10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tops-bits-in-byte</text:p>
          </table:table-cell>
          <table:table-cell office:value-type="string" calcext:value-type="string">
            <text:p><text:s/>emptyAnalysis.ts</text:p>
          </table:table-cell>
          <table:table-cell office:value-type="float" office:value="0" calcext:value-type="float">
            <text:p>0</text:p>
          </table:table-cell>
          <table:table-cell office:value-type="float" office:value="841456362" calcext:value-type="float">
            <text:p>841456362</text:p>
          </table:table-cell>
          <table:table-cell office:value-type="float" office:value="0" calcext:value-type="float">
            <text:p>0</text:p>
          </table:table-cell>
          <table:table-cell office:value-type="float" office:value="836176637" calcext:value-type="float">
            <text:p>836176637</text:p>
          </table:table-cell>
          <table:table-cell table:formula="of:=[.C26]*1000000000+[.D26]" office:value-type="float" office:value="841456362" calcext:value-type="float">
            <text:p>841456362</text:p>
          </table:table-cell>
          <table:table-cell table:formula="of:=[.F26]+[.E26]*1000000000" office:value-type="float" office:value="836176637" calcext:value-type="float">
            <text:p>836176637</text:p>
          </table:table-cell>
          <table:table-cell table:formula="of:=[.H26]/[.G26]" office:value-type="float" office:value="0.993725491613789" calcext:value-type="float">
            <text:p>0.993725491613789</text:p>
          </table:table-cell>
          <table:table-cell office:value-type="float" office:value="0.993725491613789" calcext:value-type="float">
            <text:p>0.993725491613789</text:p>
          </table:table-cell>
          <table:table-cell table:number-columns-repeated="4"/>
          <table:table-cell office:value-type="string" calcext:value-type="string">
            <text:p>bitops-bits-inbyte</text:p>
          </table:table-cell>
          <table:table-cell table:style-name="ce1" table:formula="of:=FLOOR([.P8]*100)/100" office:value-type="float" office:value="39.01" calcext:value-type="float">
            <text:p>39.01</text:p>
          </table:table-cell>
          <table:table-cell table:style-name="ce1" table:formula="of:=FLOOR([.Q8]*100)/100" office:value-type="float" office:value="36.21" calcext:value-type="float">
            <text:p>36.21</text:p>
          </table:table-cell>
          <table:table-cell table:style-name="ce1" table:formula="of:=FLOOR([.R8]*100)/100" office:value-type="float" office:value="4.2" calcext:value-type="float">
            <text:p>4.2</text:p>
          </table:table-cell>
          <table:table-cell table:style-name="ce1" table:formula="of:=FLOOR([.S8]*100)/100" office:value-type="float" office:value="3.96" calcext:value-type="float">
            <text:p>3.96</text:p>
          </table:table-cell>
          <table:table-cell table:style-name="ce1" table:formula="of:=FLOOR([.T8]*100)/100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bitops-bitwise-and</text:p>
          </table:table-cell>
          <table:table-cell office:value-type="string" calcext:value-type="string">
            <text:p><text:s/>combinedExamples.ts</text:p>
          </table:table-cell>
          <table:table-cell office:value-type="float" office:value="0" calcext:value-type="float">
            <text:p>0</text:p>
          </table:table-cell>
          <table:table-cell office:value-type="float" office:value="65332797" calcext:value-type="float">
            <text:p>65332797</text:p>
          </table:table-cell>
          <table:table-cell office:value-type="float" office:value="0" calcext:value-type="float">
            <text:p>0</text:p>
          </table:table-cell>
          <table:table-cell office:value-type="float" office:value="58156718" calcext:value-type="float">
            <text:p>58156718</text:p>
          </table:table-cell>
          <table:table-cell table:formula="of:=[.C27]*1000000000+[.D27]" office:value-type="float" office:value="65332797" calcext:value-type="float">
            <text:p>65332797</text:p>
          </table:table-cell>
          <table:table-cell table:formula="of:=[.F27]+[.E27]*1000000000" office:value-type="float" office:value="58156718" calcext:value-type="float">
            <text:p>58156718</text:p>
          </table:table-cell>
          <table:table-cell table:formula="of:=[.H27]/[.G27]" office:value-type="float" office:value="0.890161154435191" calcext:value-type="float">
            <text:p>0.890161154435191</text:p>
          </table:table-cell>
          <table:table-cell office:value-type="float" office:value="0.890161154435191" calcext:value-type="float">
            <text:p>0.890161154435191</text:p>
          </table:table-cell>
          <table:table-cell table:number-columns-repeated="4"/>
          <table:table-cell office:value-type="string" calcext:value-type="string">
            <text:p>bitops-bitwise-an</text:p>
          </table:table-cell>
          <table:table-cell table:style-name="ce1" table:formula="of:=FLOOR([.P9]*100)/100" office:value-type="float" office:value="0.89" calcext:value-type="float">
            <text:p>0.89</text:p>
          </table:table-cell>
          <table:table-cell table:style-name="ce1" table:formula="of:=FLOOR([.Q9]*100)/100" office:value-type="float" office:value="1.05" calcext:value-type="float">
            <text:p>1.05</text:p>
          </table:table-cell>
          <table:table-cell table:style-name="ce1" table:formula="of:=FLOOR([.R9]*100)/100" office:value-type="float" office:value="1.04" calcext:value-type="float">
            <text:p>1.04</text:p>
          </table:table-cell>
          <table:table-cell table:style-name="ce1" table:formula="of:=FLOOR([.S9]*100)/100" office:value-type="float" office:value="1" calcext:value-type="float">
            <text:p>1</text:p>
          </table:table-cell>
          <table:table-cell table:style-name="ce1" table:formula="of:=FLOOR([.T9]*100)/100" office:value-type="float" office:value="1.06" calcext:value-type="float">
            <text:p>1.06</text:p>
          </table:table-cell>
        </table:table-row>
        <table:table-row table:style-name="ro1">
          <table:table-cell office:value-type="string" calcext:value-type="string">
            <text:p>bitops-bitwise-and</text:p>
          </table:table-cell>
          <table:table-cell office:value-type="string" calcext:value-type="string">
            <text:p><text:s/>countFunctionCalls.ts</text:p>
          </table:table-cell>
          <table:table-cell office:value-type="float" office:value="0" calcext:value-type="float">
            <text:p>0</text:p>
          </table:table-cell>
          <table:table-cell office:value-type="float" office:value="57193841" calcext:value-type="float">
            <text:p>57193841</text:p>
          </table:table-cell>
          <table:table-cell office:value-type="float" office:value="0" calcext:value-type="float">
            <text:p>0</text:p>
          </table:table-cell>
          <table:table-cell office:value-type="float" office:value="60077771" calcext:value-type="float">
            <text:p>60077771</text:p>
          </table:table-cell>
          <table:table-cell table:formula="of:=[.C28]*1000000000+[.D28]" office:value-type="float" office:value="57193841" calcext:value-type="float">
            <text:p>57193841</text:p>
          </table:table-cell>
          <table:table-cell table:formula="of:=[.F28]+[.E28]*1000000000" office:value-type="float" office:value="60077771" calcext:value-type="float">
            <text:p>60077771</text:p>
          </table:table-cell>
          <table:table-cell table:formula="of:=[.H28]/[.G28]" office:value-type="float" office:value="1.0504237860157" calcext:value-type="float">
            <text:p>1.0504237860157</text:p>
          </table:table-cell>
          <table:table-cell office:value-type="float" office:value="1.0504237860157" calcext:value-type="float">
            <text:p>1.0504237860157</text:p>
          </table:table-cell>
          <table:table-cell table:number-columns-repeated="4"/>
          <table:table-cell office:value-type="string" calcext:value-type="string">
            <text:p>bitops-nsieve-bit</text:p>
          </table:table-cell>
          <table:table-cell table:style-name="ce1" table:formula="of:=FLOOR([.P10]*100)/100" office:value-type="float" office:value="0.86" calcext:value-type="float">
            <text:p>0.86</text:p>
          </table:table-cell>
          <table:table-cell table:style-name="ce1" table:formula="of:=FLOOR([.Q10]*100)/100" office:value-type="float" office:value="1" calcext:value-type="float">
            <text:p>1</text:p>
          </table:table-cell>
          <table:table-cell table:style-name="ce1" table:formula="of:=FLOOR([.R10]*100)/100" office:value-type="float" office:value="1.04" calcext:value-type="float">
            <text:p>1.04</text:p>
          </table:table-cell>
          <table:table-cell table:style-name="ce1" table:formula="of:=FLOOR([.S10]*100)/100" office:value-type="float" office:value="1.05" calcext:value-type="float">
            <text:p>1.05</text:p>
          </table:table-cell>
          <table:table-cell table:style-name="ce1" table:formula="of:=FLOOR([.T10]*100)/10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tops-bitwise-and</text:p>
          </table:table-cell>
          <table:table-cell office:value-type="string" calcext:value-type="string">
            <text:p><text:s/>countPropertyReads.ts</text:p>
          </table:table-cell>
          <table:table-cell office:value-type="float" office:value="0" calcext:value-type="float">
            <text:p>0</text:p>
          </table:table-cell>
          <table:table-cell office:value-type="float" office:value="62012775" calcext:value-type="float">
            <text:p>62012775</text:p>
          </table:table-cell>
          <table:table-cell office:value-type="float" office:value="0" calcext:value-type="float">
            <text:p>0</text:p>
          </table:table-cell>
          <table:table-cell office:value-type="float" office:value="65059539" calcext:value-type="float">
            <text:p>65059539</text:p>
          </table:table-cell>
          <table:table-cell table:formula="of:=[.C29]*1000000000+[.D29]" office:value-type="float" office:value="62012775" calcext:value-type="float">
            <text:p>62012775</text:p>
          </table:table-cell>
          <table:table-cell table:formula="of:=[.F29]+[.E29]*1000000000" office:value-type="float" office:value="65059539" calcext:value-type="float">
            <text:p>65059539</text:p>
          </table:table-cell>
          <table:table-cell table:formula="of:=[.H29]/[.G29]" office:value-type="float" office:value="1.04913123142772" calcext:value-type="float">
            <text:p>1.04913123142772</text:p>
          </table:table-cell>
          <table:table-cell office:value-type="float" office:value="1.04913123142772" calcext:value-type="float">
            <text:p>1.04913123142772</text:p>
          </table:table-cell>
          <table:table-cell table:number-columns-repeated="4"/>
          <table:table-cell office:value-type="string" calcext:value-type="string">
            <text:p>controlflow-recursive</text:p>
          </table:table-cell>
          <table:table-cell table:style-name="ce1" table:formula="of:=FLOOR([.P11]*100)/100" office:value-type="float" office:value="83.74" calcext:value-type="float">
            <text:p>83.74</text:p>
          </table:table-cell>
          <table:table-cell table:style-name="ce1" table:formula="of:=FLOOR([.Q11]*100)/100" office:value-type="float" office:value="80.49" calcext:value-type="float">
            <text:p>80.49</text:p>
          </table:table-cell>
          <table:table-cell table:style-name="ce1" table:formula="of:=FLOOR([.R11]*100)/100" office:value-type="float" office:value="0.97" calcext:value-type="float">
            <text:p>0.97</text:p>
          </table:table-cell>
          <table:table-cell table:style-name="ce1" table:formula="of:=FLOOR([.S11]*100)/100" office:value-type="float" office:value="0.97" calcext:value-type="float">
            <text:p>0.97</text:p>
          </table:table-cell>
          <table:table-cell table:style-name="ce1" table:formula="of:=FLOOR([.T11]*100)/100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bitops-bitwise-and</text:p>
          </table:table-cell>
          <table:table-cell office:value-type="string" calcext:value-type="string">
            <text:p><text:s/>countPropertyWrites.ts</text:p>
          </table:table-cell>
          <table:table-cell office:value-type="float" office:value="0" calcext:value-type="float">
            <text:p>0</text:p>
          </table:table-cell>
          <table:table-cell office:value-type="float" office:value="61354968" calcext:value-type="float">
            <text:p>61354968</text:p>
          </table:table-cell>
          <table:table-cell office:value-type="float" office:value="0" calcext:value-type="float">
            <text:p>0</text:p>
          </table:table-cell>
          <table:table-cell office:value-type="float" office:value="61720412" calcext:value-type="float">
            <text:p>61720412</text:p>
          </table:table-cell>
          <table:table-cell table:formula="of:=[.C30]*1000000000+[.D30]" office:value-type="float" office:value="61354968" calcext:value-type="float">
            <text:p>61354968</text:p>
          </table:table-cell>
          <table:table-cell table:formula="of:=[.F30]+[.E30]*1000000000" office:value-type="float" office:value="61720412" calcext:value-type="float">
            <text:p>61720412</text:p>
          </table:table-cell>
          <table:table-cell table:formula="of:=[.H30]/[.G30]" office:value-type="float" office:value="1.0059562250933" calcext:value-type="float">
            <text:p>1.0059562250933</text:p>
          </table:table-cell>
          <table:table-cell office:value-type="float" office:value="1.0059562250933" calcext:value-type="float">
            <text:p>1.0059562250933</text:p>
          </table:table-cell>
          <table:table-cell table:number-columns-repeated="4"/>
          <table:table-cell office:value-type="string" calcext:value-type="string">
            <text:p>math-partial-sum</text:p>
          </table:table-cell>
          <table:table-cell table:style-name="ce1" table:formula="of:=FLOOR([.P12]*100)/100" office:value-type="float" office:value="1" calcext:value-type="float">
            <text:p>1</text:p>
          </table:table-cell>
          <table:table-cell table:style-name="ce1" table:formula="of:=FLOOR([.Q12]*100)/100" office:value-type="float" office:value="1" calcext:value-type="float">
            <text:p>1</text:p>
          </table:table-cell>
          <table:table-cell table:style-name="ce1" table:formula="of:=FLOOR([.R12]*100)/100" office:value-type="float" office:value="1" calcext:value-type="float">
            <text:p>1</text:p>
          </table:table-cell>
          <table:table-cell table:style-name="ce1" table:formula="of:=FLOOR([.S12]*100)/100" office:value-type="float" office:value="0.99" calcext:value-type="float">
            <text:p>0.99</text:p>
          </table:table-cell>
          <table:table-cell table:style-name="ce1" table:formula="of:=FLOOR([.T12]*100)/100"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bitops-bitwise-and</text:p>
          </table:table-cell>
          <table:table-cell office:value-type="string" calcext:value-type="string">
            <text:p><text:s/>emptyAnalysis.ts</text:p>
          </table:table-cell>
          <table:table-cell office:value-type="float" office:value="0" calcext:value-type="float">
            <text:p>0</text:p>
          </table:table-cell>
          <table:table-cell office:value-type="float" office:value="61380055" calcext:value-type="float">
            <text:p>61380055</text:p>
          </table:table-cell>
          <table:table-cell office:value-type="float" office:value="0" calcext:value-type="float">
            <text:p>0</text:p>
          </table:table-cell>
          <table:table-cell office:value-type="float" office:value="65474096" calcext:value-type="float">
            <text:p>65474096</text:p>
          </table:table-cell>
          <table:table-cell table:formula="of:=[.C31]*1000000000+[.D31]" office:value-type="float" office:value="61380055" calcext:value-type="float">
            <text:p>61380055</text:p>
          </table:table-cell>
          <table:table-cell table:formula="of:=[.F31]+[.E31]*1000000000" office:value-type="float" office:value="65474096" calcext:value-type="float">
            <text:p>65474096</text:p>
          </table:table-cell>
          <table:table-cell table:formula="of:=[.H31]/[.G31]" office:value-type="float" office:value="1.06669985877334" calcext:value-type="float">
            <text:p>1.06669985877334</text:p>
          </table:table-cell>
          <table:table-cell office:value-type="float" office:value="1.06669985877334" calcext:value-type="float">
            <text:p>1.06669985877334</text:p>
          </table:table-cell>
          <table:table-cell table:number-columns-repeated="4"/>
          <table:table-cell office:value-type="string" calcext:value-type="string">
            <text:p>math-spectral-norm</text:p>
          </table:table-cell>
          <table:table-cell table:style-name="ce1" table:formula="of:=FLOOR([.P13]*100)/100" office:value-type="float" office:value="32.92" calcext:value-type="float">
            <text:p>32.92</text:p>
          </table:table-cell>
          <table:table-cell table:style-name="ce1" table:formula="of:=FLOOR([.Q13]*100)/100" office:value-type="float" office:value="28.46" calcext:value-type="float">
            <text:p>28.46</text:p>
          </table:table-cell>
          <table:table-cell table:style-name="ce1" table:formula="of:=FLOOR([.R13]*100)/100" office:value-type="float" office:value="0.99" calcext:value-type="float">
            <text:p>0.99</text:p>
          </table:table-cell>
          <table:table-cell table:style-name="ce1" table:formula="of:=FLOOR([.S13]*100)/100" office:value-type="float" office:value="1.03" calcext:value-type="float">
            <text:p>1.03</text:p>
          </table:table-cell>
          <table:table-cell table:style-name="ce1" table:formula="of:=FLOOR([.T13]*100)/100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bitops-nsieve-bits</text:p>
          </table:table-cell>
          <table:table-cell office:value-type="string" calcext:value-type="string">
            <text:p><text:s/>combinedExamples.ts</text:p>
          </table:table-cell>
          <table:table-cell office:value-type="float" office:value="14" calcext:value-type="float">
            <text:p>14</text:p>
          </table:table-cell>
          <table:table-cell office:value-type="float" office:value="585283345" calcext:value-type="float">
            <text:p>585283345</text:p>
          </table:table-cell>
          <table:table-cell office:value-type="float" office:value="12" calcext:value-type="float">
            <text:p>12</text:p>
          </table:table-cell>
          <table:table-cell office:value-type="float" office:value="553842973" calcext:value-type="float">
            <text:p>553842973</text:p>
          </table:table-cell>
          <table:table-cell table:formula="of:=[.C32]*1000000000+[.D32]" office:value-type="float" office:value="14585283345" calcext:value-type="float">
            <text:p>14585283345</text:p>
          </table:table-cell>
          <table:table-cell table:formula="of:=[.F32]+[.E32]*1000000000" office:value-type="float" office:value="12553842973" calcext:value-type="float">
            <text:p>12553842973</text:p>
          </table:table-cell>
          <table:table-cell table:formula="of:=[.H32]/[.G32]" office:value-type="float" office:value="0.860719855490747" calcext:value-type="float">
            <text:p>0.860719855490747</text:p>
          </table:table-cell>
          <table:table-cell office:value-type="float" office:value="0.860719855490747" calcext:value-type="float">
            <text:p>0.86071985549074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tops-nsieve-bits</text:p>
          </table:table-cell>
          <table:table-cell office:value-type="string" calcext:value-type="string">
            <text:p><text:s/>countFunctionCalls.ts</text:p>
          </table:table-cell>
          <table:table-cell office:value-type="float" office:value="12" calcext:value-type="float">
            <text:p>12</text:p>
          </table:table-cell>
          <table:table-cell office:value-type="float" office:value="399871922" calcext:value-type="float">
            <text:p>399871922</text:p>
          </table:table-cell>
          <table:table-cell office:value-type="float" office:value="12" calcext:value-type="float">
            <text:p>12</text:p>
          </table:table-cell>
          <table:table-cell office:value-type="float" office:value="477492114" calcext:value-type="float">
            <text:p>477492114</text:p>
          </table:table-cell>
          <table:table-cell table:formula="of:=[.C33]*1000000000+[.D33]" office:value-type="float" office:value="12399871922" calcext:value-type="float">
            <text:p>12399871922</text:p>
          </table:table-cell>
          <table:table-cell table:formula="of:=[.F33]+[.E33]*1000000000" office:value-type="float" office:value="12477492114" calcext:value-type="float">
            <text:p>12477492114</text:p>
          </table:table-cell>
          <table:table-cell table:formula="of:=[.H33]/[.G33]" office:value-type="float" office:value="1.00625975755945" calcext:value-type="float">
            <text:p>1.00625975755945</text:p>
          </table:table-cell>
          <table:table-cell office:value-type="float" office:value="1.00625975755945" calcext:value-type="float">
            <text:p>1.006259757559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tops-nsieve-bits</text:p>
          </table:table-cell>
          <table:table-cell office:value-type="string" calcext:value-type="string">
            <text:p><text:s/>countPropertyReads.ts</text:p>
          </table:table-cell>
          <table:table-cell office:value-type="float" office:value="12" calcext:value-type="float">
            <text:p>12</text:p>
          </table:table-cell>
          <table:table-cell office:value-type="float" office:value="319974921" calcext:value-type="float">
            <text:p>319974921</text:p>
          </table:table-cell>
          <table:table-cell office:value-type="float" office:value="12" calcext:value-type="float">
            <text:p>12</text:p>
          </table:table-cell>
          <table:table-cell office:value-type="float" office:value="926240037" calcext:value-type="float">
            <text:p>926240037</text:p>
          </table:table-cell>
          <table:table-cell table:formula="of:=[.C34]*1000000000+[.D34]" office:value-type="float" office:value="12319974921" calcext:value-type="float">
            <text:p>12319974921</text:p>
          </table:table-cell>
          <table:table-cell table:formula="of:=[.F34]+[.E34]*1000000000" office:value-type="float" office:value="12926240037" calcext:value-type="float">
            <text:p>12926240037</text:p>
          </table:table-cell>
          <table:table-cell table:formula="of:=[.H34]/[.G34]" office:value-type="float" office:value="1.04920993101752" calcext:value-type="float">
            <text:p>1.04920993101752</text:p>
          </table:table-cell>
          <table:table-cell office:value-type="float" office:value="1.04920993101752" calcext:value-type="float">
            <text:p>1.049209931017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tops-nsieve-bits</text:p>
          </table:table-cell>
          <table:table-cell office:value-type="string" calcext:value-type="string">
            <text:p><text:s/>countPropertyWrites.ts</text:p>
          </table:table-cell>
          <table:table-cell office:value-type="float" office:value="12" calcext:value-type="float">
            <text:p>12</text:p>
          </table:table-cell>
          <table:table-cell office:value-type="float" office:value="414299914" calcext:value-type="float">
            <text:p>414299914</text:p>
          </table:table-cell>
          <table:table-cell office:value-type="float" office:value="13" calcext:value-type="float">
            <text:p>13</text:p>
          </table:table-cell>
          <table:table-cell office:value-type="float" office:value="128857195" calcext:value-type="float">
            <text:p>128857195</text:p>
          </table:table-cell>
          <table:table-cell table:formula="of:=[.C35]*1000000000+[.D35]" office:value-type="float" office:value="12414299914" calcext:value-type="float">
            <text:p>12414299914</text:p>
          </table:table-cell>
          <table:table-cell table:formula="of:=[.F35]+[.E35]*1000000000" office:value-type="float" office:value="13128857195" calcext:value-type="float">
            <text:p>13128857195</text:p>
          </table:table-cell>
          <table:table-cell table:formula="of:=[.H35]/[.G35]" office:value-type="float" office:value="1.05755920881162" calcext:value-type="float">
            <text:p>1.05755920881162</text:p>
          </table:table-cell>
          <table:table-cell office:value-type="float" office:value="1.05755920881162" calcext:value-type="float">
            <text:p>1.057559208811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tops-nsieve-bits</text:p>
          </table:table-cell>
          <table:table-cell office:value-type="string" calcext:value-type="string">
            <text:p><text:s/>emptyAnalysis.ts</text:p>
          </table:table-cell>
          <table:table-cell office:value-type="float" office:value="12" calcext:value-type="float">
            <text:p>12</text:p>
          </table:table-cell>
          <table:table-cell office:value-type="float" office:value="371463444" calcext:value-type="float">
            <text:p>371463444</text:p>
          </table:table-cell>
          <table:table-cell office:value-type="float" office:value="12" calcext:value-type="float">
            <text:p>12</text:p>
          </table:table-cell>
          <table:table-cell office:value-type="float" office:value="476577957" calcext:value-type="float">
            <text:p>476577957</text:p>
          </table:table-cell>
          <table:table-cell table:formula="of:=[.C36]*1000000000+[.D36]" office:value-type="float" office:value="12371463444" calcext:value-type="float">
            <text:p>12371463444</text:p>
          </table:table-cell>
          <table:table-cell table:formula="of:=[.F36]+[.E36]*1000000000" office:value-type="float" office:value="12476577957" calcext:value-type="float">
            <text:p>12476577957</text:p>
          </table:table-cell>
          <table:table-cell table:formula="of:=[.H36]/[.G36]" office:value-type="float" office:value="1.00849653021858" calcext:value-type="float">
            <text:p>1.00849653021858</text:p>
          </table:table-cell>
          <table:table-cell office:value-type="float" office:value="1.00849653021858" calcext:value-type="float">
            <text:p>1.008496530218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ntrolflow-recursive</text:p>
          </table:table-cell>
          <table:table-cell office:value-type="string" calcext:value-type="string">
            <text:p><text:s/>combinedExamples.ts</text:p>
          </table:table-cell>
          <table:table-cell office:value-type="float" office:value="0" calcext:value-type="float">
            <text:p>0</text:p>
          </table:table-cell>
          <table:table-cell office:value-type="float" office:value="240799118" calcext:value-type="float">
            <text:p>240799118</text:p>
          </table:table-cell>
          <table:table-cell office:value-type="float" office:value="20" calcext:value-type="float">
            <text:p>20</text:p>
          </table:table-cell>
          <table:table-cell office:value-type="float" office:value="165159710" calcext:value-type="float">
            <text:p>165159710</text:p>
          </table:table-cell>
          <table:table-cell table:formula="of:=[.C37]*1000000000+[.D37]" office:value-type="float" office:value="240799118" calcext:value-type="float">
            <text:p>240799118</text:p>
          </table:table-cell>
          <table:table-cell table:formula="of:=[.F37]+[.E37]*1000000000" office:value-type="float" office:value="20165159710" calcext:value-type="float">
            <text:p>20165159710</text:p>
          </table:table-cell>
          <table:table-cell table:formula="of:=[.H37]/[.G37]" office:value-type="float" office:value="83.7426643315197" calcext:value-type="float">
            <text:p>83.7426643315197</text:p>
          </table:table-cell>
          <table:table-cell office:value-type="float" office:value="83.7426643315197" calcext:value-type="float">
            <text:p>83.74266433151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ntrolflow-recursive</text:p>
          </table:table-cell>
          <table:table-cell office:value-type="string" calcext:value-type="string">
            <text:p><text:s/>countFunctionCalls.ts</text:p>
          </table:table-cell>
          <table:table-cell office:value-type="float" office:value="0" calcext:value-type="float">
            <text:p>0</text:p>
          </table:table-cell>
          <table:table-cell office:value-type="float" office:value="226980375" calcext:value-type="float">
            <text:p>226980375</text:p>
          </table:table-cell>
          <table:table-cell office:value-type="float" office:value="18" calcext:value-type="float">
            <text:p>18</text:p>
          </table:table-cell>
          <table:table-cell office:value-type="float" office:value="271315766" calcext:value-type="float">
            <text:p>271315766</text:p>
          </table:table-cell>
          <table:table-cell table:formula="of:=[.C38]*1000000000+[.D38]" office:value-type="float" office:value="226980375" calcext:value-type="float">
            <text:p>226980375</text:p>
          </table:table-cell>
          <table:table-cell table:formula="of:=[.F38]+[.E38]*1000000000" office:value-type="float" office:value="18271315766" calcext:value-type="float">
            <text:p>18271315766</text:p>
          </table:table-cell>
          <table:table-cell table:formula="of:=[.H38]/[.G38]" office:value-type="float" office:value="80.4973371200043" calcext:value-type="float">
            <text:p>80.4973371200043</text:p>
          </table:table-cell>
          <table:table-cell office:value-type="float" office:value="80.4973371200043" calcext:value-type="float">
            <text:p>80.49733712000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ntrolflow-recursive</text:p>
          </table:table-cell>
          <table:table-cell office:value-type="string" calcext:value-type="string">
            <text:p><text:s/>countPropertyReads.ts</text:p>
          </table:table-cell>
          <table:table-cell office:value-type="float" office:value="0" calcext:value-type="float">
            <text:p>0</text:p>
          </table:table-cell>
          <table:table-cell office:value-type="float" office:value="240942002" calcext:value-type="float">
            <text:p>240942002</text:p>
          </table:table-cell>
          <table:table-cell office:value-type="float" office:value="0" calcext:value-type="float">
            <text:p>0</text:p>
          </table:table-cell>
          <table:table-cell office:value-type="float" office:value="235615547" calcext:value-type="float">
            <text:p>235615547</text:p>
          </table:table-cell>
          <table:table-cell table:formula="of:=[.C39]*1000000000+[.D39]" office:value-type="float" office:value="240942002" calcext:value-type="float">
            <text:p>240942002</text:p>
          </table:table-cell>
          <table:table-cell table:formula="of:=[.F39]+[.E39]*1000000000" office:value-type="float" office:value="235615547" calcext:value-type="float">
            <text:p>235615547</text:p>
          </table:table-cell>
          <table:table-cell table:formula="of:=[.H39]/[.G39]" office:value-type="float" office:value="0.977893206847348" calcext:value-type="float">
            <text:p>0.977893206847348</text:p>
          </table:table-cell>
          <table:table-cell office:value-type="float" office:value="0.977893206847348" calcext:value-type="float">
            <text:p>0.9778932068473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ntrolflow-recursive</text:p>
          </table:table-cell>
          <table:table-cell office:value-type="string" calcext:value-type="string">
            <text:p><text:s/>countPropertyWrites.ts</text:p>
          </table:table-cell>
          <table:table-cell office:value-type="float" office:value="0" calcext:value-type="float">
            <text:p>0</text:p>
          </table:table-cell>
          <table:table-cell office:value-type="float" office:value="242076533" calcext:value-type="float">
            <text:p>242076533</text:p>
          </table:table-cell>
          <table:table-cell office:value-type="float" office:value="0" calcext:value-type="float">
            <text:p>0</text:p>
          </table:table-cell>
          <table:table-cell office:value-type="float" office:value="236127436" calcext:value-type="float">
            <text:p>236127436</text:p>
          </table:table-cell>
          <table:table-cell table:formula="of:=[.C40]*1000000000+[.D40]" office:value-type="float" office:value="242076533" calcext:value-type="float">
            <text:p>242076533</text:p>
          </table:table-cell>
          <table:table-cell table:formula="of:=[.F40]+[.E40]*1000000000" office:value-type="float" office:value="236127436" calcext:value-type="float">
            <text:p>236127436</text:p>
          </table:table-cell>
          <table:table-cell table:formula="of:=[.H40]/[.G40]" office:value-type="float" office:value="0.975424726526466" calcext:value-type="float">
            <text:p>0.975424726526466</text:p>
          </table:table-cell>
          <table:table-cell office:value-type="float" office:value="0.975424726526466" calcext:value-type="float">
            <text:p>0.9754247265264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ntrolflow-recursive</text:p>
          </table:table-cell>
          <table:table-cell office:value-type="string" calcext:value-type="string">
            <text:p><text:s/>emptyAnalysis.ts</text:p>
          </table:table-cell>
          <table:table-cell office:value-type="float" office:value="0" calcext:value-type="float">
            <text:p>0</text:p>
          </table:table-cell>
          <table:table-cell office:value-type="float" office:value="236237400" calcext:value-type="float">
            <text:p>236237400</text:p>
          </table:table-cell>
          <table:table-cell office:value-type="float" office:value="0" calcext:value-type="float">
            <text:p>0</text:p>
          </table:table-cell>
          <table:table-cell office:value-type="float" office:value="240389708" calcext:value-type="float">
            <text:p>240389708</text:p>
          </table:table-cell>
          <table:table-cell table:formula="of:=[.C41]*1000000000+[.D41]" office:value-type="float" office:value="236237400" calcext:value-type="float">
            <text:p>236237400</text:p>
          </table:table-cell>
          <table:table-cell table:formula="of:=[.F41]+[.E41]*1000000000" office:value-type="float" office:value="240389708" calcext:value-type="float">
            <text:p>240389708</text:p>
          </table:table-cell>
          <table:table-cell table:formula="of:=[.H41]/[.G41]" office:value-type="float" office:value="1.01757684431" calcext:value-type="float">
            <text:p>1.01757684431</text:p>
          </table:table-cell>
          <table:table-cell office:value-type="float" office:value="1.01757684431" calcext:value-type="float">
            <text:p>1.017576844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th-partial-sum</text:p>
          </table:table-cell>
          <table:table-cell office:value-type="string" calcext:value-type="string">
            <text:p><text:s/>combinedExamples.ts</text:p>
          </table:table-cell>
          <table:table-cell office:value-type="float" office:value="57" calcext:value-type="float">
            <text:p>57</text:p>
          </table:table-cell>
          <table:table-cell office:value-type="float" office:value="443379550" calcext:value-type="float">
            <text:p>443379550</text:p>
          </table:table-cell>
          <table:table-cell office:value-type="float" office:value="57" calcext:value-type="float">
            <text:p>57</text:p>
          </table:table-cell>
          <table:table-cell office:value-type="float" office:value="559402717" calcext:value-type="float">
            <text:p>559402717</text:p>
          </table:table-cell>
          <table:table-cell table:formula="of:=[.C42]*1000000000+[.D42]" office:value-type="float" office:value="57443379550" calcext:value-type="float">
            <text:p>57443379550</text:p>
          </table:table-cell>
          <table:table-cell table:formula="of:=[.F42]+[.E42]*1000000000" office:value-type="float" office:value="57559402717" calcext:value-type="float">
            <text:p>57559402717</text:p>
          </table:table-cell>
          <table:table-cell table:formula="of:=[.H42]/[.G42]" office:value-type="float" office:value="1.00201978309614" calcext:value-type="float">
            <text:p>1.00201978309614</text:p>
          </table:table-cell>
          <table:table-cell office:value-type="float" office:value="1.00201978309614" calcext:value-type="float">
            <text:p>1.002019783096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th-partial-sum</text:p>
          </table:table-cell>
          <table:table-cell office:value-type="string" calcext:value-type="string">
            <text:p><text:s/>countFunctionCalls.ts</text:p>
          </table:table-cell>
          <table:table-cell office:value-type="float" office:value="57" calcext:value-type="float">
            <text:p>57</text:p>
          </table:table-cell>
          <table:table-cell office:value-type="float" office:value="450743140" calcext:value-type="float">
            <text:p>450743140</text:p>
          </table:table-cell>
          <table:table-cell office:value-type="float" office:value="57" calcext:value-type="float">
            <text:p>57</text:p>
          </table:table-cell>
          <table:table-cell office:value-type="float" office:value="560008567" calcext:value-type="float">
            <text:p>560008567</text:p>
          </table:table-cell>
          <table:table-cell table:formula="of:=[.C43]*1000000000+[.D43]" office:value-type="float" office:value="57450743140" calcext:value-type="float">
            <text:p>57450743140</text:p>
          </table:table-cell>
          <table:table-cell table:formula="of:=[.F43]+[.E43]*1000000000" office:value-type="float" office:value="57560008567" calcext:value-type="float">
            <text:p>57560008567</text:p>
          </table:table-cell>
          <table:table-cell table:formula="of:=[.H43]/[.G43]" office:value-type="float" office:value="1.00190189753914" calcext:value-type="float">
            <text:p>1.00190189753914</text:p>
          </table:table-cell>
          <table:table-cell office:value-type="float" office:value="1.00190189753914" calcext:value-type="float">
            <text:p>1.001901897539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th-partial-sum</text:p>
          </table:table-cell>
          <table:table-cell office:value-type="string" calcext:value-type="string">
            <text:p><text:s/>countPropertyReads.ts</text:p>
          </table:table-cell>
          <table:table-cell office:value-type="float" office:value="57" calcext:value-type="float">
            <text:p>57</text:p>
          </table:table-cell>
          <table:table-cell office:value-type="float" office:value="417556421" calcext:value-type="float">
            <text:p>417556421</text:p>
          </table:table-cell>
          <table:table-cell office:value-type="float" office:value="57" calcext:value-type="float">
            <text:p>57</text:p>
          </table:table-cell>
          <table:table-cell office:value-type="float" office:value="444856725" calcext:value-type="float">
            <text:p>444856725</text:p>
          </table:table-cell>
          <table:table-cell table:formula="of:=[.C44]*1000000000+[.D44]" office:value-type="float" office:value="57417556421" calcext:value-type="float">
            <text:p>57417556421</text:p>
          </table:table-cell>
          <table:table-cell table:formula="of:=[.F44]+[.E44]*1000000000" office:value-type="float" office:value="57444856725" calcext:value-type="float">
            <text:p>57444856725</text:p>
          </table:table-cell>
          <table:table-cell table:formula="of:=[.H44]/[.G44]" office:value-type="float" office:value="1.00047546962465" calcext:value-type="float">
            <text:p>1.00047546962465</text:p>
          </table:table-cell>
          <table:table-cell office:value-type="float" office:value="1.00047546962465" calcext:value-type="float">
            <text:p>1.000475469624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th-partial-sum</text:p>
          </table:table-cell>
          <table:table-cell office:value-type="string" calcext:value-type="string">
            <text:p><text:s/>countPropertyWrites.ts</text:p>
          </table:table-cell>
          <table:table-cell office:value-type="float" office:value="57" calcext:value-type="float">
            <text:p>57</text:p>
          </table:table-cell>
          <table:table-cell office:value-type="float" office:value="447868288" calcext:value-type="float">
            <text:p>447868288</text:p>
          </table:table-cell>
          <table:table-cell office:value-type="float" office:value="57" calcext:value-type="float">
            <text:p>57</text:p>
          </table:table-cell>
          <table:table-cell office:value-type="float" office:value="437310822" calcext:value-type="float">
            <text:p>437310822</text:p>
          </table:table-cell>
          <table:table-cell table:formula="of:=[.C45]*1000000000+[.D45]" office:value-type="float" office:value="57447868288" calcext:value-type="float">
            <text:p>57447868288</text:p>
          </table:table-cell>
          <table:table-cell table:formula="of:=[.F45]+[.E45]*1000000000" office:value-type="float" office:value="57437310822" calcext:value-type="float">
            <text:p>57437310822</text:p>
          </table:table-cell>
          <table:table-cell table:formula="of:=[.H45]/[.G45]" office:value-type="float" office:value="0.99981622527842" calcext:value-type="float">
            <text:p>0.99981622527842</text:p>
          </table:table-cell>
          <table:table-cell office:value-type="float" office:value="0.99981622527842" calcext:value-type="float">
            <text:p>0.999816225278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th-partial-sum</text:p>
          </table:table-cell>
          <table:table-cell office:value-type="string" calcext:value-type="string">
            <text:p><text:s/>emptyAnalysis.ts</text:p>
          </table:table-cell>
          <table:table-cell office:value-type="float" office:value="58" calcext:value-type="float">
            <text:p>58</text:p>
          </table:table-cell>
          <table:table-cell office:value-type="float" office:value="362712541" calcext:value-type="float">
            <text:p>362712541</text:p>
          </table:table-cell>
          <table:table-cell office:value-type="float" office:value="57" calcext:value-type="float">
            <text:p>57</text:p>
          </table:table-cell>
          <table:table-cell office:value-type="float" office:value="463185398" calcext:value-type="float">
            <text:p>463185398</text:p>
          </table:table-cell>
          <table:table-cell table:formula="of:=[.C46]*1000000000+[.D46]" office:value-type="float" office:value="58362712541" calcext:value-type="float">
            <text:p>58362712541</text:p>
          </table:table-cell>
          <table:table-cell table:formula="of:=[.F46]+[.E46]*1000000000" office:value-type="float" office:value="57463185398" calcext:value-type="float">
            <text:p>57463185398</text:p>
          </table:table-cell>
          <table:table-cell table:formula="of:=[.H46]/[.G46]" office:value-type="float" office:value="0.984587297199936" calcext:value-type="float">
            <text:p>0.984587297199936</text:p>
          </table:table-cell>
          <table:table-cell office:value-type="float" office:value="0.984587297199936" calcext:value-type="float">
            <text:p>0.9845872971999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th-spectral-norm</text:p>
          </table:table-cell>
          <table:table-cell office:value-type="string" calcext:value-type="string">
            <text:p><text:s/>combinedExamples.ts</text:p>
          </table:table-cell>
          <table:table-cell office:value-type="float" office:value="0" calcext:value-type="float">
            <text:p>0</text:p>
          </table:table-cell>
          <table:table-cell office:value-type="float" office:value="161437875" calcext:value-type="float">
            <text:p>161437875</text:p>
          </table:table-cell>
          <table:table-cell office:value-type="float" office:value="5" calcext:value-type="float">
            <text:p>5</text:p>
          </table:table-cell>
          <table:table-cell office:value-type="float" office:value="314825196" calcext:value-type="float">
            <text:p>314825196</text:p>
          </table:table-cell>
          <table:table-cell table:formula="of:=[.C47]*1000000000+[.D47]" office:value-type="float" office:value="161437875" calcext:value-type="float">
            <text:p>161437875</text:p>
          </table:table-cell>
          <table:table-cell table:formula="of:=[.F47]+[.E47]*1000000000" office:value-type="float" office:value="5314825196" calcext:value-type="float">
            <text:p>5314825196</text:p>
          </table:table-cell>
          <table:table-cell table:formula="of:=[.H47]/[.G47]" office:value-type="float" office:value="32.921798530859" calcext:value-type="float">
            <text:p>32.921798530859</text:p>
          </table:table-cell>
          <table:table-cell office:value-type="float" office:value="32.921798530859" calcext:value-type="float">
            <text:p>32.9217985308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th-spectral-norm</text:p>
          </table:table-cell>
          <table:table-cell office:value-type="string" calcext:value-type="string">
            <text:p><text:s/>countFunctionCalls.ts</text:p>
          </table:table-cell>
          <table:table-cell office:value-type="float" office:value="0" calcext:value-type="float">
            <text:p>0</text:p>
          </table:table-cell>
          <table:table-cell office:value-type="float" office:value="169443647" calcext:value-type="float">
            <text:p>169443647</text:p>
          </table:table-cell>
          <table:table-cell office:value-type="float" office:value="4" calcext:value-type="float">
            <text:p>4</text:p>
          </table:table-cell>
          <table:table-cell office:value-type="float" office:value="822814746" calcext:value-type="float">
            <text:p>822814746</text:p>
          </table:table-cell>
          <table:table-cell table:formula="of:=[.C48]*1000000000+[.D48]" office:value-type="float" office:value="169443647" calcext:value-type="float">
            <text:p>169443647</text:p>
          </table:table-cell>
          <table:table-cell table:formula="of:=[.F48]+[.E48]*1000000000" office:value-type="float" office:value="4822814746" calcext:value-type="float">
            <text:p>4822814746</text:p>
          </table:table-cell>
          <table:table-cell table:formula="of:=[.H48]/[.G48]" office:value-type="float" office:value="28.4626472068321" calcext:value-type="float">
            <text:p>28.4626472068321</text:p>
          </table:table-cell>
          <table:table-cell office:value-type="float" office:value="28.4626472068321" calcext:value-type="float">
            <text:p>28.46264720683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th-spectral-norm</text:p>
          </table:table-cell>
          <table:table-cell office:value-type="string" calcext:value-type="string">
            <text:p><text:s/>countPropertyReads.ts</text:p>
          </table:table-cell>
          <table:table-cell office:value-type="float" office:value="0" calcext:value-type="float">
            <text:p>0</text:p>
          </table:table-cell>
          <table:table-cell office:value-type="float" office:value="166211255" calcext:value-type="float">
            <text:p>166211255</text:p>
          </table:table-cell>
          <table:table-cell office:value-type="float" office:value="0" calcext:value-type="float">
            <text:p>0</text:p>
          </table:table-cell>
          <table:table-cell office:value-type="float" office:value="165648979" calcext:value-type="float">
            <text:p>165648979</text:p>
          </table:table-cell>
          <table:table-cell table:formula="of:=[.C49]*1000000000+[.D49]" office:value-type="float" office:value="166211255" calcext:value-type="float">
            <text:p>166211255</text:p>
          </table:table-cell>
          <table:table-cell table:formula="of:=[.F49]+[.E49]*1000000000" office:value-type="float" office:value="165648979" calcext:value-type="float">
            <text:p>165648979</text:p>
          </table:table-cell>
          <table:table-cell table:formula="of:=[.H49]/[.G49]" office:value-type="float" office:value="0.996617100328134" calcext:value-type="float">
            <text:p>0.996617100328134</text:p>
          </table:table-cell>
          <table:table-cell office:value-type="float" office:value="0.996617100328134" calcext:value-type="float">
            <text:p>0.9966171003281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th-spectral-norm</text:p>
          </table:table-cell>
          <table:table-cell office:value-type="string" calcext:value-type="string">
            <text:p><text:s/>countPropertyWrites.ts</text:p>
          </table:table-cell>
          <table:table-cell office:value-type="float" office:value="0" calcext:value-type="float">
            <text:p>0</text:p>
          </table:table-cell>
          <table:table-cell office:value-type="float" office:value="164865118" calcext:value-type="float">
            <text:p>164865118</text:p>
          </table:table-cell>
          <table:table-cell office:value-type="float" office:value="0" calcext:value-type="float">
            <text:p>0</text:p>
          </table:table-cell>
          <table:table-cell office:value-type="float" office:value="169981966" calcext:value-type="float">
            <text:p>169981966</text:p>
          </table:table-cell>
          <table:table-cell table:formula="of:=[.C50]*1000000000+[.D50]" office:value-type="float" office:value="164865118" calcext:value-type="float">
            <text:p>164865118</text:p>
          </table:table-cell>
          <table:table-cell table:formula="of:=[.F50]+[.E50]*1000000000" office:value-type="float" office:value="169981966" calcext:value-type="float">
            <text:p>169981966</text:p>
          </table:table-cell>
          <table:table-cell table:formula="of:=[.H50]/[.G50]" office:value-type="float" office:value="1.03103657136254" calcext:value-type="float">
            <text:p>1.03103657136254</text:p>
          </table:table-cell>
          <table:table-cell office:value-type="float" office:value="1.03103657136254" calcext:value-type="float">
            <text:p>1.031036571362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th-spectral-norm</text:p>
          </table:table-cell>
          <table:table-cell office:value-type="string" calcext:value-type="string">
            <text:p><text:s/>emptyAnalysis.ts</text:p>
          </table:table-cell>
          <table:table-cell office:value-type="float" office:value="0" calcext:value-type="float">
            <text:p>0</text:p>
          </table:table-cell>
          <table:table-cell office:value-type="float" office:value="167087374" calcext:value-type="float">
            <text:p>167087374</text:p>
          </table:table-cell>
          <table:table-cell office:value-type="float" office:value="0" calcext:value-type="float">
            <text:p>0</text:p>
          </table:table-cell>
          <table:table-cell office:value-type="float" office:value="166108604" calcext:value-type="float">
            <text:p>166108604</text:p>
          </table:table-cell>
          <table:table-cell table:formula="of:=[.C51]*1000000000+[.D51]" office:value-type="float" office:value="167087374" calcext:value-type="float">
            <text:p>167087374</text:p>
          </table:table-cell>
          <table:table-cell table:formula="of:=[.F51]+[.E51]*1000000000" office:value-type="float" office:value="166108604" calcext:value-type="float">
            <text:p>166108604</text:p>
          </table:table-cell>
          <table:table-cell table:formula="of:=[.H51]/[.G51]" office:value-type="float" office:value="0.994142166600811" calcext:value-type="float">
            <text:p>0.994142166600811</text:p>
          </table:table-cell>
          <table:table-cell office:value-type="float" office:value="0.994142166600811" calcext:value-type="float">
            <text:p>0.994142166600811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07T17:32:35.995017341</dc:date>
    <meta:editing-duration>PT6M51S</meta:editing-duration>
    <meta:editing-cycles>1</meta:editing-cycles>
    <meta:document-statistic meta:table-count="1" meta:cell-count="636" meta:object-count="0"/>
    <meta:generator>LibreOffice/6.4.4.2$Linux_X86_64 LibreOffice_project/40$Build-2</meta:generator>
  </office:meta>
</office:document-meta>
</file>